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break-before="auto" fo:text-indent="0cm" fo:line-height="115%" fo:margin-left="8.89cm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text-indent="1.27cm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>
      <style:text-properties fo:font-style="italic" style:font-style-asian="italic" style:font-style-complex="italic"/>
    </style:style>
    <style:style style:name="T41_64" style:family="text"/>
    <style:style style:name="T41_65" style:family="text"/>
    <style:style style:name="T41_66" style:family="text"/>
    <style:style style:name="T41_67" style:family="text">
      <style:text-properties fo:font-style="italic" style:font-style-asian="italic" style:font-style-complex="italic"/>
    </style:style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>
      <style:text-properties fo:font-style="italic" style:font-style-asian="italic" style:font-style-complex="italic"/>
    </style:style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T61_10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>
      <style:text-properties fo:font-style="italic" style:font-style-asian="italic" style:font-style-complex="italic"/>
    </style:style>
    <style:style style:name="T83_10" style:family="text">
      <style:text-properties fo:font-style="italic" style:font-style-asian="italic" style:font-style-complex="italic"/>
    </style:style>
    <style:style style:name="T83_11" style:family="text">
      <style:text-properties fo:font-style="italic" style:font-style-asian="italic" style:font-style-complex="italic"/>
    </style:style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style:font-name-asian="Courier New" style:font-name-complex="Courier New"/>
    </style:style>
    <style:style style:name="T92_2" style:family="text">
      <style:text-properties style:font-name="Courier New" style:font-name-asian="Courier New" style:font-name-complex="Courier New"/>
    </style:style>
    <style:style style:name="T92_3" style:family="text">
      <style:text-properties style:font-name="Courier New" style:font-name-asian="Courier New" style:font-name-complex="Courier New"/>
    </style:style>
    <style:style style:name="T92_4" style:family="text">
      <style:text-properties style:font-name="Courier New" style:font-name-asian="Courier New" style:font-name-complex="Courier New"/>
    </style:style>
    <style:style style:name="T92_5" style:family="text">
      <style:text-properties style:font-name="Courier New" style:font-name-asian="Courier New" style:font-name-complex="Courier New"/>
    </style:style>
    <style:style style:name="T92_6" style:family="text">
      <style:text-properties style:font-name="Courier New" style:font-name-asian="Courier New" style:font-name-complex="Courier New"/>
    </style:style>
    <style:style style:name="T92_7" style:family="text">
      <style:text-properties style:font-name="Courier New" style:font-name-asian="Courier New" style:font-name-complex="Courier New"/>
    </style:style>
    <style:style style:name="T92_8" style:family="text">
      <style:text-properties style:font-name="Courier New" style:font-name-asian="Courier New" style:font-name-complex="Courier New"/>
    </style:style>
    <style:style style:name="T92_9" style:family="text">
      <style:text-properties style:font-name="Courier New" style:font-name-asian="Courier New" style:font-name-complex="Courier New"/>
    </style:style>
    <style:style style:name="T92_10" style:family="text">
      <style:text-properties style:font-name="Courier New" style:font-name-asian="Courier New" style:font-name-complex="Courier New"/>
    </style:style>
    <style:style style:name="T92_11" style:family="text">
      <style:text-properties style:font-name="Courier New" style:font-name-asian="Courier New" style:font-name-complex="Courier New"/>
    </style:style>
    <style:style style:name="T92_12" style:family="text">
      <style:text-properties style:font-name="Courier New" style:font-name-asian="Courier New" style:font-name-complex="Courier New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>
      <style:text-properties fo:font-style="italic" style:font-style-asian="italic" style:font-style-complex="italic"/>
    </style:style>
    <style:style style:name="T94_66" style:family="text">
      <style:text-properties fo:font-style="italic" style:font-style-asian="italic" style:font-style-complex="italic"/>
    </style:style>
    <style:style style:name="T94_67" style:family="text">
      <style:text-properties fo:font-style="italic" style:font-style-asian="italic" style:font-style-complex="italic"/>
    </style:style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>
      <style:text-properties fo:font-style="italic" style:font-style-asian="italic" style:font-style-complex="italic"/>
    </style:style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>
      <style:text-properties fo:font-style="italic" style:font-style-asian="italic" style:font-style-complex="italic"/>
    </style:style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/>
    <style:style style:name="T120_126" style:family="text"/>
    <style:style style:name="T120_127" style:family="text"/>
    <style:style style:name="T120_128" style:family="text"/>
    <style:style style:name="T120_129" style:family="text"/>
    <style:style style:name="T120_130" style:family="text"/>
    <style:style style:name="T120_131" style:family="text"/>
    <style:style style:name="T120_132" style:family="text"/>
    <style:style style:name="T120_133" style:family="text"/>
    <style:style style:name="T120_134" style:family="text"/>
    <style:style style:name="T120_135" style:family="text"/>
    <style:style style:name="T120_136" style:family="text"/>
    <style:style style:name="T120_137" style:family="text"/>
    <style:style style:name="T120_138" style:family="text"/>
    <style:style style:name="T120_139" style:family="text"/>
    <style:style style:name="T120_140" style:family="text"/>
    <style:style style:name="T120_141" style:family="text"/>
    <style:style style:name="T120_142" style:family="text"/>
    <style:style style:name="T120_143" style:family="text"/>
    <style:style style:name="T120_144" style:family="text"/>
    <style:style style:name="T120_145" style:family="text"/>
    <style:style style:name="T120_146" style:family="text"/>
    <style:style style:name="T120_147" style:family="text"/>
    <style:style style:name="T120_148" style:family="text"/>
    <style:style style:name="T120_149" style:family="text"/>
    <style:style style:name="T120_150" style:family="text"/>
    <style:style style:name="T120_151" style:family="text"/>
    <style:style style:name="T120_152" style:family="text"/>
    <style:style style:name="T120_153" style:family="text"/>
    <style:style style:name="T120_154" style:family="text"/>
    <style:style style:name="T120_155" style:family="text"/>
    <style:style style:name="T120_156" style:family="text"/>
    <style:style style:name="T120_157" style:family="text"/>
    <style:style style:name="T120_158" style:family="text"/>
    <style:style style:name="T120_159" style:family="text"/>
    <style:style style:name="T120_160" style:family="text"/>
    <style:style style:name="T120_161" style:family="text"/>
    <style:style style:name="T120_162" style:family="text"/>
    <style:style style:name="T120_163" style:family="text"/>
    <style:style style:name="T120_164" style:family="text"/>
    <style:style style:name="T120_165" style:family="text"/>
    <style:style style:name="T120_166" style:family="text"/>
    <style:style style:name="T120_167" style:family="text"/>
    <style:style style:name="T120_168" style:family="text"/>
    <style:style style:name="T120_169" style:family="text"/>
    <style:style style:name="T120_170" style:family="text"/>
    <style:style style:name="T120_171" style:family="text"/>
    <style:style style:name="T120_172" style:family="text"/>
    <style:style style:name="T120_173" style:family="text"/>
    <style:style style:name="T120_174" style:family="text"/>
    <style:style style:name="T120_175" style:family="text"/>
    <style:style style:name="T120_176" style:family="text"/>
    <style:style style:name="T120_177" style:family="text"/>
    <style:style style:name="T120_178" style:family="text"/>
    <style:style style:name="T120_179" style:family="text"/>
    <style:style style:name="T120_180" style:family="text"/>
    <style:style style:name="T120_181" style:family="text"/>
    <style:style style:name="T120_182" style:family="text"/>
    <style:style style:name="T120_183" style:family="text"/>
    <style:style style:name="T120_184" style:family="text"/>
    <style:style style:name="T120_185" style:family="text"/>
    <style:style style:name="T120_186" style:family="text"/>
    <style:style style:name="T120_187" style:family="text"/>
    <style:style style:name="T120_188" style:family="text"/>
    <style:style style:name="T120_189" style:family="text"/>
    <style:style style:name="T120_190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>
      <style:text-properties fo:font-weight="bold" style:font-weight-asian="bold" style:font-weight-complex="bold"/>
    </style:style>
    <style:style style:name="T124_6" style:family="text">
      <style:text-properties fo:font-weight="bold" style:font-weight-asian="bold" style:font-weight-complex="bold"/>
    </style:style>
    <style:style style:name="T124_7" style:family="text">
      <style:text-properties fo:font-weight="bold" style:font-weight-asian="bold" style:font-weight-complex="bold"/>
    </style:style>
    <style:style style:name="T124_8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>
      <style:text-properties fo:color="#1155cc" style:text-underline-style="solid" style:text-underline-color="font-color"/>
    </style:style>
    <style:style style:name="T149_3" style:family="text"/>
    <style:style style:name="T149_4" style:family="text">
      <style:text-properties fo:color="#1155cc" style:text-underline-style="solid" style:text-underline-color="font-color"/>
    </style:style>
    <style:style style:name="T149_5" style:family="text"/>
    <style:style style:name="T149_6" style:family="text">
      <style:text-properties fo:color="#1155cc" style:text-underline-style="solid" style:text-underline-color="font-color"/>
    </style:style>
    <style:style style:name="T149_7" style:family="text"/>
    <style:style style:name="T149_8" style:family="text">
      <style:text-properties fo:color="#1155cc" style:text-underline-style="solid" style:text-underline-color="font-color"/>
    </style:style>
    <style:style style:name="T149_9" style:family="text"/>
    <style:style style:name="T149_10" style:family="text">
      <style:text-properties fo:color="#1155cc" style:text-underline-style="solid" style:text-underline-color="font-color"/>
    </style:style>
    <style:style style:name="T149_11" style:family="text"/>
    <style:style style:name="T149_12" style:family="text">
      <style:text-properties fo:color="#1155cc" style:text-underline-style="solid" style:text-underline-color="font-color"/>
    </style:style>
    <style:style style:name="T149_13" style:family="text"/>
    <style:style style:name="T149_14" style:family="text">
      <style:text-properties fo:color="#1155cc" style:text-underline-style="solid" style:text-underline-color="font-color"/>
    </style:style>
    <style:style style:name="T149_15" style:family="text"/>
    <style:style style:name="T149_16" style:family="text">
      <style:text-properties fo:color="#1155cc" style:text-underline-style="solid" style:text-underline-color="font-color"/>
    </style:style>
    <style:style style:name="T149_17" style:family="text"/>
    <style:style style:name="T149_18" style:family="text">
      <style:text-properties fo:color="#1155cc" style:text-underline-style="solid" style:text-underline-color="font-color"/>
    </style:style>
    <style:style style:name="T149_19" style:family="text"/>
    <style:style style:name="T149_20" style:family="text">
      <style:text-properties fo:color="#1155cc" style:text-underline-style="solid" style:text-underline-color="font-color"/>
    </style:style>
    <style:style style:name="T149_21" style:family="text"/>
    <style:style style:name="T149_22" style:family="text">
      <style:text-properties fo:color="#1155cc" style:text-underline-style="solid" style:text-underline-color="font-color"/>
    </style:style>
    <style:style style:name="T149_23" style:family="text"/>
    <style:style style:name="T149_24" style:family="text">
      <style:text-properties fo:color="#1155cc" style:text-underline-style="solid" style:text-underline-color="font-color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>
      <style:text-properties fo:color="#1155cc" style:text-underline-style="solid" style:text-underline-color="font-color"/>
    </style:style>
    <style:style style:name="T150_3" style:family="text"/>
    <style:style style:name="T150_4" style:family="text">
      <style:text-properties fo:color="#1155cc" style:text-underline-style="solid" style:text-underline-color="font-color"/>
    </style:style>
    <style:style style:name="T150_5" style:family="text"/>
    <style:style style:name="T150_6" style:family="text">
      <style:text-properties fo:color="#1155cc" style:text-underline-style="solid" style:text-underline-color="font-color"/>
    </style:style>
    <style:style style:name="T150_7" style:family="text"/>
    <style:style style:name="T150_8" style:family="text">
      <style:text-properties fo:color="#1155cc" style:text-underline-style="solid" style:text-underline-color="font-color"/>
    </style:style>
    <style:style style:name="T150_9" style:family="text"/>
    <style:style style:name="T150_10" style:family="text">
      <style:text-properties fo:color="#1155cc" style:text-underline-style="solid" style:text-underline-color="font-color"/>
    </style:style>
    <style:style style:name="T150_11" style:family="text"/>
    <style:style style:name="T150_12" style:family="text">
      <style:text-properties fo:color="#1155cc" style:text-underline-style="solid" style:text-underline-color="font-color"/>
    </style:style>
    <style:style style:name="T150_13" style:family="text"/>
    <style:style style:name="T150_14" style:family="text">
      <style:text-properties fo:color="#1155cc" style:text-underline-style="solid" style:text-underline-color="font-color"/>
    </style:style>
    <style:style style:name="T150_15" style:family="text"/>
    <style:style style:name="T150_16" style:family="text">
      <style:text-properties fo:color="#1155cc" style:text-underline-style="solid" style:text-underline-color="font-color"/>
    </style:style>
    <style:style style:name="T150_17" style:family="text"/>
    <style:style style:name="T150_18" style:family="text">
      <style:text-properties fo:color="#1155cc" style:text-underline-style="solid" style:text-underline-color="font-color"/>
    </style:style>
    <style:style style:name="T150_19" style:family="text"/>
    <style:style style:name="T150_20" style:family="text">
      <style:text-properties fo:color="#1155cc" style:text-underline-style="solid" style:text-underline-color="font-color"/>
    </style:style>
    <style:style style:name="T150_21" style:family="text"/>
    <style:style style:name="T150_22" style:family="text">
      <style:text-properties fo:color="#1155cc" style:text-underline-style="solid" style:text-underline-color="font-color"/>
    </style:style>
    <style:style style:name="T150_23" style:family="text"/>
    <style:style style:name="T150_24" style:family="text">
      <style:text-properties fo:color="#1155cc" style:text-underline-style="solid" style:text-underline-color="font-color"/>
    </style:style>
    <style:style style:name="T150_25" style:family="text"/>
    <style:style style:name="T150_26" style:family="text">
      <style:text-properties fo:color="#1155cc" style:text-underline-style="solid" style:text-underline-color="font-color"/>
    </style:style>
    <style:style style:name="T150_27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>
      <style:text-properties fo:color="#1155cc" style:text-underline-style="solid" style:text-underline-color="font-color"/>
    </style:style>
    <style:style style:name="T151_3" style:family="text"/>
    <style:style style:name="T151_4" style:family="text">
      <style:text-properties fo:color="#1155cc" style:text-underline-style="solid" style:text-underline-color="font-color"/>
    </style:style>
    <style:style style:name="T151_5" style:family="text"/>
    <style:style style:name="T151_6" style:family="text">
      <style:text-properties fo:color="#1155cc" style:text-underline-style="solid" style:text-underline-color="font-color"/>
    </style:style>
    <style:style style:name="T151_7" style:family="text"/>
    <style:style style:name="T151_8" style:family="text">
      <style:text-properties fo:color="#1155cc" style:text-underline-style="solid" style:text-underline-color="font-color"/>
    </style:style>
    <style:style style:name="T151_9" style:family="text"/>
    <style:style style:name="T151_10" style:family="text">
      <style:text-properties fo:color="#1155cc" style:text-underline-style="solid" style:text-underline-color="font-color"/>
    </style:style>
    <style:style style:name="T151_11" style:family="text"/>
    <style:style style:name="T151_12" style:family="text">
      <style:text-properties fo:color="#1155cc" style:text-underline-style="solid" style:text-underline-color="font-color"/>
    </style:style>
    <style:style style:name="T151_13" style:family="text"/>
    <style:style style:name="T151_14" style:family="text">
      <style:text-properties fo:color="#1155cc" style:text-underline-style="solid" style:text-underline-color="font-color"/>
    </style:style>
    <style:style style:name="T151_15" style:family="text"/>
    <style:style style:name="T151_16" style:family="text">
      <style:text-properties fo:color="#1155cc" style:text-underline-style="solid" style:text-underline-color="font-color"/>
    </style:style>
    <style:style style:name="T151_17" style:family="text"/>
    <style:style style:name="T151_18" style:family="text">
      <style:text-properties fo:color="#1155cc" style:text-underline-style="solid" style:text-underline-color="font-color"/>
    </style:style>
    <style:style style:name="T151_19" style:family="text"/>
    <style:style style:name="T151_20" style:family="text">
      <style:text-properties fo:color="#1155cc" style:text-underline-style="solid" style:text-underline-color="font-color"/>
    </style:style>
    <style:style style:name="T151_21" style:family="text"/>
    <style:style style:name="T151_22" style:family="text">
      <style:text-properties fo:color="#1155cc" style:text-underline-style="solid" style:text-underline-color="font-color"/>
    </style:style>
    <style:style style:name="T151_23" style:family="text"/>
    <style:style style:name="T151_24" style:family="text">
      <style:text-properties fo:color="#1155cc" style:text-underline-style="solid" style:text-underline-color="font-color"/>
    </style:style>
    <style:style style:name="T151_25" style:family="text"/>
    <style:style style:name="T151_26" style:family="text">
      <style:text-properties fo:color="#1155cc" style:text-underline-style="solid" style:text-underline-color="font-color"/>
    </style:style>
    <style:style style:name="T151_27" style:family="text"/>
    <style:style style:name="T151_28" style:family="text">
      <style:text-properties fo:color="#1155cc" style:text-underline-style="solid" style:text-underline-color="font-color"/>
    </style:style>
    <style:style style:name="T151_29" style:family="text"/>
    <style:style style:name="T151_30" style:family="text">
      <style:text-properties fo:color="#1155cc" style:text-underline-style="solid" style:text-underline-color="font-color"/>
    </style:style>
    <style:style style:name="T151_31" style:family="text"/>
    <style:style style:name="T151_32" style:family="text"/>
    <style:style style:name="T151_33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>
      <style:text-properties fo:color="#1155cc" style:text-underline-style="solid" style:text-underline-color="font-color"/>
    </style:style>
    <style:style style:name="T152_3" style:family="text"/>
    <style:style style:name="T152_4" style:family="text">
      <style:text-properties fo:color="#1155cc" style:text-underline-style="solid" style:text-underline-color="font-color"/>
    </style:style>
    <style:style style:name="T152_5" style:family="text"/>
    <style:style style:name="T152_6" style:family="text">
      <style:text-properties fo:color="#1155cc" style:text-underline-style="solid" style:text-underline-color="font-color"/>
    </style:style>
    <style:style style:name="T152_7" style:family="text"/>
    <style:style style:name="T152_8" style:family="text">
      <style:text-properties fo:color="#1155cc" style:text-underline-style="solid" style:text-underline-color="font-color"/>
    </style:style>
    <style:style style:name="T152_9" style:family="text"/>
    <style:style style:name="T152_10" style:family="text">
      <style:text-properties fo:color="#1155cc" style:text-underline-style="solid" style:text-underline-color="font-color"/>
    </style:style>
    <style:style style:name="T152_11" style:family="text"/>
    <style:style style:name="T152_12" style:family="text">
      <style:text-properties fo:color="#1155cc" style:text-underline-style="solid" style:text-underline-color="font-color"/>
    </style:style>
    <style:style style:name="T152_13" style:family="text"/>
    <style:style style:name="T152_14" style:family="text">
      <style:text-properties fo:color="#1155cc" style:text-underline-style="solid" style:text-underline-color="font-color"/>
    </style:style>
    <style:style style:name="T152_15" style:family="text"/>
    <style:style style:name="T152_16" style:family="text">
      <style:text-properties fo:color="#1155cc" style:text-underline-style="solid" style:text-underline-color="font-color"/>
    </style:style>
    <style:style style:name="T152_17" style:family="text"/>
    <style:style style:name="T152_18" style:family="text">
      <style:text-properties fo:color="#1155cc" style:text-underline-style="solid" style:text-underline-color="font-color"/>
    </style:style>
    <style:style style:name="T152_19" style:family="text"/>
    <style:style style:name="T152_20" style:family="text">
      <style:text-properties fo:color="#1155cc" style:text-underline-style="solid" style:text-underline-color="font-color"/>
    </style:style>
    <style:style style:name="T152_21" style:family="text"/>
    <style:style style:name="T152_22" style:family="text">
      <style:text-properties fo:color="#1155cc" style:text-underline-style="solid" style:text-underline-color="font-color"/>
    </style:style>
    <style:style style:name="T152_23" style:family="text"/>
    <style:style style:name="T152_24" style:family="text">
      <style:text-properties fo:color="#1155cc" style:text-underline-style="solid" style:text-underline-color="font-color"/>
    </style:style>
    <style:style style:name="T152_25" style:family="text"/>
    <style:style style:name="T152_26" style:family="text">
      <style:text-properties fo:color="#1155cc" style:text-underline-style="solid" style:text-underline-color="font-color"/>
    </style:style>
    <style:style style:name="T152_27" style:family="text"/>
    <style:style style:name="T152_28" style:family="text">
      <style:text-properties fo:color="#1155cc" style:text-underline-style="solid" style:text-underline-color="font-color"/>
    </style:style>
    <style:style style:name="T152_29" style:family="text"/>
    <style:style style:name="T152_30" style:family="text">
      <style:text-properties fo:color="#1155cc" style:text-underline-style="solid" style:text-underline-color="font-color"/>
    </style:style>
    <style:style style:name="T152_31" style:family="text"/>
    <style:style style:name="T152_32" style:family="text">
      <style:text-properties fo:color="#1155cc" style:text-underline-style="solid" style:text-underline-color="font-color"/>
    </style:style>
    <style:style style:name="T152_33" style:family="text"/>
    <style:style style:name="T152_34" style:family="text">
      <style:text-properties fo:color="#1155cc" style:text-underline-style="solid" style:text-underline-color="font-color"/>
    </style:style>
    <style:style style:name="T152_35" style:family="text"/>
    <style:style style:name="T152_36" style:family="text">
      <style:text-properties fo:color="#1155cc" style:text-underline-style="solid" style:text-underline-color="font-color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P15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nalogy</text:span></text:p>
      <text:p text:style-name="P2"/>
      <text:p text:style-name="P3"><text:span text:style-name="T3_1">Suppose</text:span><text:span text:style-name="T3_2"><text:s/></text:span><text:span text:style-name="T3_3">you</text:span><text:span text:style-name="T3_4"><text:s/></text:span><text:span text:style-name="T3_5">need</text:span><text:span text:style-name="T3_6"><text:s/></text:span><text:span text:style-name="T3_7">to</text:span><text:span text:style-name="T3_8"><text:s/></text:span><text:span text:style-name="T3_9">carry</text:span><text:span text:style-name="T3_10"><text:s/></text:span><text:span text:style-name="T3_11">two</text:span><text:span text:style-name="T3_12"><text:s/></text:span><text:span text:style-name="T3_13">products</text:span><text:span text:style-name="T3_14"><text:s/></text:span><text:span text:style-name="T3_15">across</text:span><text:span text:style-name="T3_16"><text:s/></text:span><text:span text:style-name="T3_17">a</text:span><text:span text:style-name="T3_18"><text:s/></text:span><text:span text:style-name="T3_19">farmyard</text:span><text:span text:style-name="T3_20">:<text:s/></text:span><text:span text:style-name="T3_21">apples</text:span><text:span text:style-name="T3_22"><text:s/></text:span><text:span text:style-name="T3_23">and</text:span><text:span text:style-name="T3_24"><text:s/></text:span><text:span text:style-name="T3_25">water</text:span><text:span text:style-name="T3_26">.<text:s/></text:span><text:span text:style-name="T3_27">The</text:span><text:span text:style-name="T3_28"><text:s/></text:span><text:span text:style-name="T3_29">container</text:span><text:span text:style-name="T3_30"><text:s/></text:span><text:span text:style-name="T3_31">you</text:span><text:span text:style-name="T3_32"><text:s/></text:span><text:span text:style-name="T3_33">choose</text:span><text:span text:style-name="T3_34"><text:s/></text:span><text:span text:style-name="T3_35">would</text:span><text:span text:style-name="T3_36"><text:s/></text:span><text:span text:style-name="T3_37">depend</text:span><text:span text:style-name="T3_38"><text:s/></text:span><text:span text:style-name="T3_39">on</text:span><text:span text:style-name="T3_40"><text:s/></text:span><text:span text:style-name="T3_41">the</text:span><text:span text:style-name="T3_42"><text:s/></text:span><text:span text:style-name="T3_43">product</text:span><text:span text:style-name="T3_44">,<text:s/></text:span><text:span text:style-name="T3_45">and</text:span><text:span text:style-name="T3_46"><text:s/></text:span><text:span text:style-name="T3_47">how</text:span><text:span text:style-name="T3_48"><text:s/></text:span><text:span text:style-name="T3_49">much</text:span><text:span text:style-name="T3_50"><text:s/></text:span><text:span text:style-name="T3_51">of</text:span><text:span text:style-name="T3_52"><text:s/></text:span><text:span text:style-name="T3_53">the</text:span><text:span text:style-name="T3_54"><text:s/></text:span><text:span text:style-name="T3_55">product</text:span><text:span text:style-name="T3_56"><text:s/></text:span><text:span text:style-name="T3_57">you</text:span><text:span text:style-name="T3_58"><text:s/></text:span><text:span text:style-name="T3_59">have</text:span><text:span text:style-name="T3_60"><text:s/></text:span><text:span text:style-name="T3_61">to</text:span><text:span text:style-name="T3_62"><text:s/></text:span><text:span text:style-name="T3_63">move</text:span><text:span text:style-name="T3_64">.<text:s/></text:span><text:span text:style-name="T3_65">You</text:span><text:span text:style-name="T3_66"><text:s/></text:span><text:span text:style-name="T3_67">might</text:span><text:span text:style-name="T3_68"><text:s/></text:span><text:span text:style-name="T3_69">choose</text:span><text:span text:style-name="T3_70"><text:s/></text:span><text:span text:style-name="T3_71">a</text:span><text:span text:style-name="T3_72"><text:s/></text:span><text:span text:style-name="T3_73">small</text:span><text:span text:style-name="T3_74"><text:s/></text:span><text:span text:style-name="T3_75">hand</text:span><text:span text:style-name="T3_76"><text:s/></text:span><text:span text:style-name="T3_77">basket</text:span><text:span text:style-name="T3_78"><text:s/></text:span><text:span text:style-name="T3_79">to</text:span><text:span text:style-name="T3_80"><text:s/></text:span><text:span text:style-name="T3_81">carry</text:span><text:span text:style-name="T3_82"><text:s/></text:span><text:span text:style-name="T3_83">a</text:span><text:span text:style-name="T3_84"><text:s/></text:span><text:span text:style-name="T3_85">few</text:span><text:span text:style-name="T3_86"><text:s/></text:span><text:span text:style-name="T3_87">apples</text:span><text:span text:style-name="T3_88">,<text:s/></text:span><text:span text:style-name="T3_89">and</text:span><text:span text:style-name="T3_90"><text:s/></text:span><text:span text:style-name="T3_91">a</text:span><text:span text:style-name="T3_92"><text:s/></text:span><text:span text:style-name="T3_93">larger</text:span><text:span text:style-name="T3_94"><text:s/></text:span><text:span text:style-name="T3_95">bushel</text:span><text:span text:style-name="T3_96"><text:s/></text:span><text:span text:style-name="T3_97">basket</text:span><text:span text:style-name="T3_98"><text:s/></text:span><text:span text:style-name="T3_99">to</text:span><text:span text:style-name="T3_100"><text:s/></text:span><text:span text:style-name="T3_101">carry</text:span><text:span text:style-name="T3_102"><text:s/></text:span><text:span text:style-name="T3_103">a</text:span><text:span text:style-name="T3_104"><text:s/></text:span><text:span text:style-name="T3_105">large</text:span><text:span text:style-name="T3_106"><text:s/></text:span><text:span text:style-name="T3_107">number</text:span><text:span text:style-name="T3_108"><text:s/></text:span><text:span text:style-name="T3_109">of</text:span><text:span text:style-name="T3_110"><text:s/></text:span><text:span text:style-name="T3_111">apples</text:span><text:span text:style-name="T3_112">.<text:s/></text:span><text:span text:style-name="T3_113">Similarly</text:span><text:span text:style-name="T3_114">,<text:s/></text:span><text:span text:style-name="T3_115">you</text:span><text:span text:style-name="T3_116"><text:s/></text:span><text:span text:style-name="T3_117">could</text:span><text:span text:style-name="T3_118"><text:s/></text:span><text:span text:style-name="T3_119">use</text:span><text:span text:style-name="T3_120"><text:s/></text:span><text:span text:style-name="T3_121">a</text:span><text:span text:style-name="T3_122"><text:s/></text:span><text:span text:style-name="T3_123">one</text:span><text:span text:style-name="T3_124">-</text:span><text:span text:style-name="T3_125">gallon</text:span><text:span text:style-name="T3_126"><text:s/></text:span><text:span text:style-name="T3_127">bucket</text:span><text:span text:style-name="T3_128"><text:s/></text:span><text:span text:style-name="T3_129">or</text:span><text:span text:style-name="T3_130"><text:s/></text:span><text:span text:style-name="T3_131">a</text:span><text:span text:style-name="T3_132"><text:s/></text:span><text:span text:style-name="T3_133">five</text:span><text:span text:style-name="T3_134">-</text:span><text:span text:style-name="T3_135">gallon</text:span><text:span text:style-name="T3_136"><text:s/></text:span><text:span text:style-name="T3_137">bucket</text:span><text:span text:style-name="T3_138">,<text:s/></text:span><text:span text:style-name="T3_139">depending</text:span><text:span text:style-name="T3_140"><text:s/></text:span><text:span text:style-name="T3_141">on</text:span><text:span text:style-name="T3_142"><text:s/></text:span><text:span text:style-name="T3_143">how</text:span><text:span text:style-name="T3_144"><text:s/></text:span><text:span text:style-name="T3_145">much</text:span><text:span text:style-name="T3_146"><text:s/></text:span><text:span text:style-name="T3_147">water</text:span><text:span text:style-name="T3_148"><text:s/></text:span><text:span text:style-name="T3_149">you</text:span><text:span text:style-name="T3_150"><text:s/></text:span><text:span text:style-name="T3_151">expected</text:span><text:span text:style-name="T3_152"><text:s/></text:span><text:span text:style-name="T3_153">to</text:span><text:span text:style-name="T3_154"><text:s/></text:span><text:span text:style-name="T3_155">move</text:span><text:span text:style-name="T3_156">.<text:s/></text:span></text:p>
      <text:p text:style-name="P4"/>
      <text:p text:style-name="P5"><text:span text:style-name="T5_1">In</text:span><text:span text:style-name="T5_2"><text:s/></text:span><text:span text:style-name="T5_3">a</text:span><text:span text:style-name="T5_4"><text:s/></text:span><text:span text:style-name="T5_5">similar</text:span><text:span text:style-name="T5_6"><text:s/></text:span><text:span text:style-name="T5_7">way</text:span><text:span text:style-name="T5_8">,<text:s/></text:span><text:span text:style-name="T5_9">we</text:span><text:span text:style-name="T5_10"><text:s/></text:span><text:span text:style-name="T5_11">choose</text:span><text:span text:style-name="T5_12"><text:s/></text:span><text:span text:style-name="T5_13">data</text:span><text:span text:style-name="T5_14"><text:s/></text:span><text:span text:style-name="T5_15">types</text:span><text:span text:style-name="T5_16"><text:s/></text:span><text:span text:style-name="T5_17">to</text:span><text:span text:style-name="T5_18"><text:s/></text:span><text:span text:style-name="T5_19">describe</text:span><text:span text:style-name="T5_20"><text:s/></text:span><text:span text:style-name="T5_21">the</text:span><text:span text:style-name="T5_22"><text:s/></text:span><text:span text:style-name="T5_23">type</text:span><text:span text:style-name="T5_24"><text:s/></text:span><text:span text:style-name="T5_25">of</text:span><text:span text:style-name="T5_26"><text:s/></text:span><text:span text:style-name="T5_27">data</text:span><text:span text:style-name="T5_28"><text:s/></text:span><text:span text:style-name="T5_29">we</text:span><text:span text:style-name="T5_30"><text:s/></text:span><text:span text:style-name="T5_31">would</text:span><text:span text:style-name="T5_32"><text:s/></text:span><text:span text:style-name="T5_33">like</text:span><text:span text:style-name="T5_34"><text:s/></text:span><text:span text:style-name="T5_35">to</text:span><text:span text:style-name="T5_36"><text:s/></text:span><text:span text:style-name="T5_37">store</text:span><text:span text:style-name="T5_38"><text:s/></text:span><text:span text:style-name="T5_39">in</text:span><text:span text:style-name="T5_40"><text:s/></text:span><text:span text:style-name="T5_41">a</text:span><text:span text:style-name="T5_42"><text:s/></text:span><text:span text:style-name="T5_43">variable</text:span><text:span text:style-name="T5_44">,<text:s/></text:span><text:span text:style-name="T5_45">and</text:span><text:span text:style-name="T5_46"><text:s/>“</text:span><text:span text:style-name="T5_47">how</text:span><text:span text:style-name="T5_48"><text:s/></text:span><text:span text:style-name="T5_49">much</text:span><text:span text:style-name="T5_50">”<text:s/></text:span><text:span text:style-name="T5_51">of</text:span><text:span text:style-name="T5_52"><text:s/></text:span><text:span text:style-name="T5_53">that</text:span><text:span text:style-name="T5_54"><text:s/></text:span><text:span text:style-name="T5_55">data</text:span><text:span text:style-name="T5_56"><text:s/></text:span><text:span text:style-name="T5_57">we</text:span><text:span text:style-name="T5_58"><text:s/></text:span><text:span text:style-name="T5_59">expect</text:span><text:span text:style-name="T5_60"><text:s/></text:span><text:span text:style-name="T5_61">to</text:span><text:span text:style-name="T5_62"><text:s/></text:span><text:span text:style-name="T5_63">store</text:span><text:span text:style-name="T5_64">.</text:span></text:p>
      <text:p text:style-name="P6"/>
      <text:p text:style-name="P7"><text:span text:style-name="T7_1">Data</text:span><text:span text:style-name="T7_2"><text:s/></text:span><text:span text:style-name="T7_3">types</text:span></text:p>
      <text:p text:style-name="P8"/>
      <text:p text:style-name="P9"><text:span text:style-name="T9_1">Every</text:span><text:span text:style-name="T9_2"><text:s/></text:span><text:span text:style-name="T9_3">variable</text:span><text:span text:style-name="T9_4"><text:s/></text:span><text:span text:style-name="T9_5">has</text:span><text:span text:style-name="T9_6"><text:s/></text:span><text:span text:style-name="T9_7">a</text:span><text:span text:style-name="T9_8"><text:s/></text:span><text:span text:style-name="T9_9">data</text:span><text:span text:style-name="T9_10"><text:s/></text:span><text:span text:style-name="T9_11">type</text:span><text:span text:style-name="T9_12"><text:s/></text:span><text:span text:style-name="T9_13">which</text:span><text:span text:style-name="T9_14"><text:s/></text:span><text:span text:style-name="T9_15">describes</text:span><text:span text:style-name="T9_16"><text:s/></text:span><text:span text:style-name="T9_17">the</text:span><text:span text:style-name="T9_18"><text:s/></text:span><text:span text:style-name="T9_19">range</text:span><text:span text:style-name="T9_20"><text:s/></text:span><text:span text:style-name="T9_21">of</text:span><text:span text:style-name="T9_22"><text:s/></text:span><text:span text:style-name="T9_23">possible</text:span><text:span text:style-name="T9_24"><text:s/></text:span><text:span text:style-name="T9_25">values</text:span><text:span text:style-name="T9_26"><text:s/></text:span><text:span text:style-name="T9_27">that</text:span><text:span text:style-name="T9_28"><text:s/></text:span><text:span text:style-name="T9_29">may</text:span><text:span text:style-name="T9_30"><text:s/></text:span><text:span text:style-name="T9_31">be</text:span><text:span text:style-name="T9_32"><text:s/></text:span><text:span text:style-name="T9_33">stored</text:span><text:span text:style-name="T9_34"><text:s/></text:span><text:span text:style-name="T9_35">in</text:span><text:span text:style-name="T9_36"><text:s/></text:span><text:span text:style-name="T9_37">the</text:span><text:span text:style-name="T9_38"><text:s/></text:span><text:span text:style-name="T9_39">variable</text:span><text:span text:style-name="T9_40">.<text:s/></text:span><text:span text:style-name="T9_41">The</text:span><text:span text:style-name="T9_42"><text:s/></text:span><text:span text:style-name="T9_43">C</text:span><text:span text:style-name="T9_44">++<text:s/></text:span><text:span text:style-name="T9_45">language</text:span><text:span text:style-name="T9_46"><text:s/></text:span><text:span text:style-name="T9_47">defines</text:span><text:span text:style-name="T9_48"><text:s/></text:span><text:span text:style-name="T9_49">a</text:span><text:span text:style-name="T9_50"><text:s/></text:span><text:span text:style-name="T9_51">handful</text:span><text:span text:style-name="T9_52"><text:s/></text:span><text:span text:style-name="T9_53">of</text:span><text:span text:style-name="T9_54"><text:s/></text:span><text:span text:style-name="T9_55">basic</text:span><text:span text:style-name="T9_56"><text:s/></text:span><text:span text:style-name="T9_57">types</text:span><text:span text:style-name="T9_58">,<text:s/></text:span><text:span text:style-name="T9_59">some</text:span><text:span text:style-name="T9_60"><text:s/></text:span><text:span text:style-name="T9_61">of</text:span><text:span text:style-name="T9_62"><text:s/></text:span><text:span text:style-name="T9_63">which</text:span><text:span text:style-name="T9_64"><text:s/></text:span><text:span text:style-name="T9_65">were</text:span><text:span text:style-name="T9_66"><text:s/></text:span><text:span text:style-name="T9_67">discussed</text:span><text:span text:style-name="T9_68"><text:s/></text:span><text:span text:style-name="T9_69">in</text:span><text:span text:style-name="T9_70"><text:s/>[</text:span><text:span text:style-name="T9_71">XXX</text:span><text:span text:style-name="T9_72"><text:s/></text:span><text:span text:style-name="T9_73">Chapter</text:span><text:span text:style-name="T9_74"><text:s/></text:span><text:span text:style-name="T9_75">on</text:span><text:span text:style-name="T9_76"><text:s/></text:span><text:span text:style-name="T9_77">variables</text:span><text:span text:style-name="T9_78">].<text:s/></text:span><text:span text:style-name="T9_79">These</text:span><text:span text:style-name="T9_80"><text:s/></text:span><text:span text:style-name="T9_81">types</text:span><text:span text:style-name="T9_82">,<text:s/></text:span><text:span text:style-name="T9_83">their</text:span><text:span text:style-name="T9_84"><text:s/></text:span><text:span text:style-name="T9_85">sizes</text:span><text:span text:style-name="T9_86"><text:s/>(</text:span><text:span text:style-name="T9_87">which</text:span><text:span text:style-name="T9_88"><text:s/></text:span><text:span text:style-name="T9_89">may</text:span><text:span text:style-name="T9_90"><text:s/></text:span><text:span text:style-name="T9_91">vary</text:span><text:span text:style-name="T9_92"><text:s/></text:span><text:span text:style-name="T9_93">depending</text:span><text:span text:style-name="T9_94"><text:s/></text:span><text:span text:style-name="T9_95">on</text:span><text:span text:style-name="T9_96"><text:s/></text:span><text:span text:style-name="T9_97">the</text:span><text:span text:style-name="T9_98"><text:s/></text:span><text:span text:style-name="T9_99">operating</text:span><text:span text:style-name="T9_100"><text:s/></text:span><text:span text:style-name="T9_101">system</text:span><text:span text:style-name="T9_102">),<text:s/></text:span><text:span text:style-name="T9_103">and</text:span><text:span text:style-name="T9_104"><text:s/></text:span><text:span text:style-name="T9_105">the</text:span><text:span text:style-name="T9_106"><text:s/></text:span><text:span text:style-name="T9_107">range</text:span><text:span text:style-name="T9_108"><text:s/></text:span><text:span text:style-name="T9_109">of</text:span><text:span text:style-name="T9_110"><text:s/></text:span><text:span text:style-name="T9_111">possible</text:span><text:span text:style-name="T9_112"><text:s/></text:span><text:span text:style-name="T9_113">values</text:span><text:span text:style-name="T9_114"><text:s/></text:span><text:span text:style-name="T9_115">are</text:span><text:span text:style-name="T9_116">:</text:span></text:p>
      <text:p text:style-name="P10"/>
      <text:p text:style-name="P11"><text:span text:style-name="T11_1">bool</text:span><text:span text:style-name="T11_2"><text:tab/><text:tab/><text:tab/><text:tab/>1<text:s/></text:span><text:span text:style-name="T11_3">byte</text:span><text:span text:style-name="T11_4"><text:tab/><text:tab/><text:tab/></text:span><text:span text:style-name="T11_5">true</text:span><text:span text:style-name="T11_6"><text:s/></text:span><text:span text:style-name="T11_7">or</text:span><text:span text:style-name="T11_8"><text:s/></text:span><text:span text:style-name="T11_9">false</text:span></text:p>
      <text:p text:style-name="P12"><text:span text:style-name="T12_1">char</text:span><text:span text:style-name="T12_2"><text:tab/><text:tab/><text:tab/><text:tab/>1<text:s/></text:span><text:span text:style-name="T12_3">byte</text:span><text:span text:style-name="T12_4"><text:tab/><text:tab/><text:tab/>-128<text:s/></text:span><text:span text:style-name="T12_5">to</text:span><text:span text:style-name="T12_6"><text:s/>127</text:span></text:p>
      <text:p text:style-name="P13"><text:span text:style-name="T13_1">short</text:span><text:span text:style-name="T13_2"><text:s/></text:span><text:span text:style-name="T13_3">int</text:span><text:span text:style-name="T13_4"><text:s/>(</text:span><text:span text:style-name="T13_5">short</text:span><text:span text:style-name="T13_6">)<text:tab/><text:tab/>2<text:s/></text:span><text:span text:style-name="T13_7">bytes</text:span><text:span text:style-name="T13_8"><text:tab/><text:tab/>-32,768<text:s/></text:span><text:span text:style-name="T13_9">to</text:span><text:span text:style-name="T13_10"><text:s/>32,767</text:span></text:p>
      <text:p text:style-name="P14"><text:span text:style-name="T14_1">int</text:span><text:span text:style-name="T14_2"><text:tab/><text:tab/><text:tab/><text:tab/>4<text:s/></text:span><text:span text:style-name="T14_3">bytes</text:span><text:span text:style-name="T14_4"><text:tab/><text:tab/>-2,147,483,648<text:s/></text:span><text:span text:style-name="T14_5">to</text:span><text:span text:style-name="T14_6"><text:s/>2,147,483,647</text:span></text:p>
      <text:p text:style-name="P15"><text:span text:style-name="T15_1">long</text:span><text:span text:style-name="T15_2"><text:s/></text:span><text:span text:style-name="T15_3">int</text:span><text:span text:style-name="T15_4"><text:s/>(</text:span><text:span text:style-name="T15_5">long</text:span><text:span text:style-name="T15_6">)<text:tab/><text:tab/><text:tab/>4<text:s/></text:span><text:span text:style-name="T15_7">bytes</text:span><text:span text:style-name="T15_8"><text:tab/><text:tab/>-2,147,483,648<text:s/></text:span><text:span text:style-name="T15_9">to</text:span><text:span text:style-name="T15_10"><text:s/>2,147,483,647</text:span></text:p>
      <text:p text:style-name="P16"><text:span text:style-name="T16_1">float</text:span><text:span text:style-name="T16_2"><text:tab/><text:tab/><text:tab/><text:tab/>4<text:s/></text:span><text:span text:style-name="T16_3">bytes</text:span><text:span text:style-name="T16_4"><text:tab/><text:tab/>*<text:s/></text:span><text:span text:style-name="T16_5">See</text:span><text:span text:style-name="T16_6"><text:s/>“</text:span><text:span text:style-name="T16_7">Floating</text:span><text:span text:style-name="T16_8">-</text:span><text:span text:style-name="T16_9">point</text:span><text:span text:style-name="T16_10"><text:s/></text:span><text:span text:style-name="T16_11">Types</text:span><text:span text:style-name="T16_12">”<text:s/></text:span><text:span text:style-name="T16_13">below</text:span></text:p>
      <text:p text:style-name="P17"><text:span text:style-name="T17_1">double</text:span><text:span text:style-name="T17_2"><text:tab/><text:tab/><text:tab/><text:tab/>8<text:s/></text:span><text:span text:style-name="T17_3">bytes</text:span><text:span text:style-name="T17_4"><text:tab/><text:tab/>*<text:s/></text:span><text:span text:style-name="T17_5">See</text:span><text:span text:style-name="T17_6"><text:s/>“</text:span><text:span text:style-name="T17_7">Floating</text:span><text:span text:style-name="T17_8">-</text:span><text:span text:style-name="T17_9">point</text:span><text:span text:style-name="T17_10"><text:s/></text:span><text:span text:style-name="T17_11">Types</text:span><text:span text:style-name="T17_12">”<text:s/></text:span><text:span text:style-name="T17_13">below</text:span></text:p>
      <text:p text:style-name="P18"><text:span text:style-name="T18_1">long</text:span><text:span text:style-name="T18_2"><text:s/></text:span><text:span text:style-name="T18_3">double</text:span><text:span text:style-name="T18_4"><text:tab/><text:tab/><text:tab/>8<text:s/></text:span><text:span text:style-name="T18_5">bytes</text:span><text:span text:style-name="T18_6"><text:tab/><text:tab/>*<text:s/></text:span><text:span text:style-name="T18_7">See</text:span><text:span text:style-name="T18_8"><text:s/>“</text:span><text:span text:style-name="T18_9">Floating</text:span><text:span text:style-name="T18_10">-</text:span><text:span text:style-name="T18_11">point</text:span><text:span text:style-name="T18_12"><text:s/></text:span><text:span text:style-name="T18_13">Types</text:span><text:span text:style-name="T18_14">”<text:s/></text:span><text:span text:style-name="T18_15">below</text:span></text:p>
      <text:p text:style-name="P19"><text:span text:style-name="T19_1"><text:tab/></text:span></text:p>
      <text:p text:style-name="P20"><text:span text:style-name="T20_1">Additionally</text:span><text:span text:style-name="T20_2">,<text:s/></text:span><text:span text:style-name="T20_3">the</text:span><text:span text:style-name="T20_4"><text:s/></text:span><text:span text:style-name="T20_5">C</text:span><text:span text:style-name="T20_6">++11<text:s/></text:span><text:span text:style-name="T20_7">standard</text:span><text:span text:style-name="T20_8"><text:s/></text:span><text:span text:style-name="T20_9">provides</text:span><text:span text:style-name="T20_10"><text:s/></text:span><text:span text:style-name="T20_11">for</text:span><text:span text:style-name="T20_12"><text:s/></text:span><text:span text:style-name="T20_13">the</text:span><text:span text:style-name="T20_14"><text:s/></text:span><text:span text:style-name="T20_15">following</text:span><text:span text:style-name="T20_16"><text:s/></text:span><text:span text:style-name="T20_17">type</text:span><text:span text:style-name="T20_18">:</text:span></text:p>
      <text:p text:style-name="P21"/>
      <text:p text:style-name="P22"><text:span text:style-name="T22_1">long</text:span><text:span text:style-name="T22_2"><text:s/></text:span><text:span text:style-name="T22_3">long</text:span><text:span text:style-name="T22_4"><text:s/></text:span><text:span text:style-name="T22_5">int</text:span><text:span text:style-name="T22_6"><text:s/>(</text:span><text:span text:style-name="T22_7">long</text:span><text:span text:style-name="T22_8"><text:s/></text:span><text:span text:style-name="T22_9">long</text:span><text:span text:style-name="T22_10">)</text:span><text:span text:style-name="T22_11"><text:tab/></text:span><text:span text:style-name="T22_12">8<text:s/></text:span><text:span text:style-name="T22_13">bytes</text:span><text:span text:style-name="T22_14"><text:tab/><text:tab/>-9,223,372,036,854,775,808<text:s/></text:span><text:span text:style-name="T22_15">to</text:span><text:span text:style-name="T22_16"><text:s/></text:span></text:p>
      <text:p text:style-name="P23"><text:span text:style-name="T23_1">9,223,372,036,854,775,807</text:span></text:p>
      <text:p text:style-name="P24"/>
      <text:p text:style-name="P25"><text:span text:style-name="T25_1">Several</text:span><text:span text:style-name="T25_2"><text:s/></text:span><text:span text:style-name="T25_3">of</text:span><text:span text:style-name="T25_4"><text:s/></text:span><text:span text:style-name="T25_5">the</text:span><text:span text:style-name="T25_6"><text:s/></text:span><text:span text:style-name="T25_7">integer</text:span><text:span text:style-name="T25_8"><text:s/></text:span><text:span text:style-name="T25_9">types</text:span><text:span text:style-name="T25_10"><text:s/></text:span><text:span text:style-name="T25_11">have</text:span><text:span text:style-name="T25_12"><text:s/></text:span><text:span text:style-name="T25_13">unsigned</text:span><text:span text:style-name="T25_14"><text:s/></text:span><text:span text:style-name="T25_15">versions</text:span><text:span text:style-name="T25_16">,<text:s/></text:span><text:span text:style-name="T25_17">which</text:span><text:span text:style-name="T25_18"><text:s/></text:span><text:span text:style-name="T25_19">may</text:span><text:span text:style-name="T25_20"><text:s/></text:span><text:span text:style-name="T25_21">only</text:span><text:span text:style-name="T25_22"><text:s/></text:span><text:span text:style-name="T25_23">contain</text:span><text:span text:style-name="T25_24"><text:s/></text:span><text:span text:style-name="T25_25">values</text:span><text:span text:style-name="T25_26"><text:s/></text:span><text:span text:style-name="T25_27">greater</text:span><text:span text:style-name="T25_28"><text:s/></text:span><text:span text:style-name="T25_29">than</text:span><text:span text:style-name="T25_30"><text:s/></text:span><text:span text:style-name="T25_31">or</text:span><text:span text:style-name="T25_32"><text:s/></text:span><text:span text:style-name="T25_33">equal</text:span><text:span text:style-name="T25_34"><text:s/></text:span><text:span text:style-name="T25_35">to</text:span><text:span text:style-name="T25_36"><text:s/></text:span><text:span text:style-name="T25_37">zero</text:span><text:span text:style-name="T25_38">.<text:s/></text:span><text:span text:style-name="T25_39">Floating</text:span><text:span text:style-name="T25_40">-</text:span><text:span text:style-name="T25_41">point</text:span><text:span text:style-name="T25_42"><text:s/></text:span><text:span text:style-name="T25_43">numbers</text:span><text:span text:style-name="T25_44"><text:s/></text:span><text:span text:style-name="T25_45">do</text:span><text:span text:style-name="T25_46"><text:s/></text:span><text:span text:style-name="T25_47">not</text:span><text:span text:style-name="T25_48"><text:s/></text:span><text:span text:style-name="T25_49">have</text:span><text:span text:style-name="T25_50"><text:s/></text:span><text:span text:style-name="T25_51">unsigned</text:span><text:span text:style-name="T25_52"><text:s/></text:span><text:span text:style-name="T25_53">versions</text:span><text:span text:style-name="T25_54">,<text:s/></text:span><text:span text:style-name="T25_55">as</text:span><text:span text:style-name="T25_56"><text:s/></text:span><text:span text:style-name="T25_57">the</text:span><text:span text:style-name="T25_58"><text:s/></text:span><text:span text:style-name="T25_59">sign</text:span><text:span text:style-name="T25_60"><text:s/></text:span><text:span text:style-name="T25_61">is</text:span><text:span text:style-name="T25_62"><text:s/></text:span><text:span text:style-name="T25_63">part</text:span><text:span text:style-name="T25_64"><text:s/></text:span><text:span text:style-name="T25_65">of</text:span><text:span text:style-name="T25_66"><text:s/></text:span><text:span text:style-name="T25_67">the</text:span><text:span text:style-name="T25_68"><text:s/></text:span><text:span text:style-name="T25_69">standard</text:span><text:span text:style-name="T25_70"><text:s/></text:span><text:span text:style-name="T25_71">that</text:span><text:span text:style-name="T25_72"><text:s/></text:span><text:span text:style-name="T25_73">defines</text:span><text:span text:style-name="T25_74"><text:s/></text:span><text:span text:style-name="T25_75">how</text:span><text:span text:style-name="T25_76"><text:s/></text:span><text:span text:style-name="T25_77">these</text:span><text:span text:style-name="T25_78"><text:s/></text:span><text:span text:style-name="T25_79">variables</text:span><text:span text:style-name="T25_80"><text:s/></text:span><text:span text:style-name="T25_81">are</text:span><text:span text:style-name="T25_82"><text:s/></text:span><text:span text:style-name="T25_83">represented</text:span><text:span text:style-name="T25_84"><text:s/></text:span><text:span text:style-name="T25_85">in</text:span><text:span text:style-name="T25_86"><text:s/></text:span><text:span text:style-name="T25_87">memory</text:span><text:span text:style-name="T25_88">.<text:s/></text:span></text:p>
      <text:p text:style-name="P26"/>
      <text:p text:style-name="P27"><text:span text:style-name="T27_1">unsigned</text:span><text:span text:style-name="T27_2"><text:s/></text:span><text:span text:style-name="T27_3">char</text:span><text:span text:style-name="T27_4"><text:tab/><text:tab/><text:tab/>1<text:s/></text:span><text:span text:style-name="T27_5">byte</text:span><text:span text:style-name="T27_6"><text:tab/><text:tab/><text:tab/>0<text:s/></text:span><text:span text:style-name="T27_7">to</text:span><text:span text:style-name="T27_8"><text:s/>255</text:span></text:p>
      <text:p text:style-name="P28"><text:span text:style-name="T28_1">unsigned</text:span><text:span text:style-name="T28_2"><text:s/></text:span><text:span text:style-name="T28_3">short</text:span><text:span text:style-name="T28_4"><text:tab/><text:tab/>2<text:s/></text:span><text:span text:style-name="T28_5">bytes</text:span><text:span text:style-name="T28_6"><text:tab/><text:tab/>0<text:s/></text:span><text:span text:style-name="T28_7">to</text:span><text:span text:style-name="T28_8"><text:s/>65,535</text:span></text:p>
      <text:p text:style-name="P29"><text:span text:style-name="T29_1">unsigned</text:span><text:span text:style-name="T29_2"><text:s/></text:span><text:span text:style-name="T29_3">int</text:span><text:span text:style-name="T29_4"><text:tab/><text:tab/><text:tab/>4<text:s/></text:span><text:span text:style-name="T29_5">bytes</text:span><text:span text:style-name="T29_6"><text:tab/><text:tab/>0<text:s/></text:span><text:span text:style-name="T29_7">to</text:span><text:span text:style-name="T29_8"><text:s/>4,294,967,295</text:span></text:p>
      <text:p text:style-name="P30"><text:span text:style-name="T30_1">unsigned</text:span><text:span text:style-name="T30_2"><text:s/></text:span><text:span text:style-name="T30_3">long</text:span><text:span text:style-name="T30_4"><text:tab/><text:tab/><text:tab/>4<text:s/></text:span><text:span text:style-name="T30_5">bytes</text:span><text:span text:style-name="T30_6"><text:tab/><text:tab/>0<text:s/></text:span><text:span text:style-name="T30_7">to</text:span><text:span text:style-name="T30_8"><text:s/>4,294,967,295</text:span></text:p>
      <text:p text:style-name="P31"><text:span text:style-name="T31_1">unsigned</text:span><text:span text:style-name="T31_2"><text:s/></text:span><text:span text:style-name="T31_3">long</text:span><text:span text:style-name="T31_4"><text:s/></text:span><text:span text:style-name="T31_5">long</text:span><text:span text:style-name="T31_6"><text:tab/><text:tab/>8<text:s/></text:span><text:span text:style-name="T31_7">bytes</text:span><text:span text:style-name="T31_8"><text:tab/><text:tab/>0<text:s/></text:span><text:span text:style-name="T31_9">to</text:span><text:span text:style-name="T31_10"><text:s/>18,446,744,073,709,551,615</text:span></text:p>
      <text:p text:style-name="P32"/>
      <text:p text:style-name="P33"/>
      <text:p text:style-name="P34"/>
      <text:p text:style-name="P35"><text:span text:style-name="T35_1">Floating</text:span><text:span text:style-name="T35_2">-</text:span><text:span text:style-name="T35_3">point</text:span><text:span text:style-name="T35_4"><text:s/></text:span><text:span text:style-name="T35_5">Types</text:span></text:p>
      <text:p text:style-name="P36"/>
      <text:p text:style-name="P37"><text:span text:style-name="T37_1">Floating</text:span><text:span text:style-name="T37_2">-</text:span><text:span text:style-name="T37_3">point</text:span><text:span text:style-name="T37_4"><text:s/></text:span><text:span text:style-name="T37_5">types</text:span><text:span text:style-name="T37_6"><text:s/></text:span><text:span text:style-name="T37_7">are</text:span><text:span text:style-name="T37_8"><text:s/></text:span><text:span text:style-name="T37_9">used</text:span><text:span text:style-name="T37_10"><text:s/></text:span><text:span text:style-name="T37_11">to</text:span><text:span text:style-name="T37_12"><text:s/></text:span><text:span text:style-name="T37_13">represent</text:span><text:span text:style-name="T37_14"><text:s/></text:span><text:span text:style-name="T37_15">numbers</text:span><text:span text:style-name="T37_16"><text:s/></text:span><text:span text:style-name="T37_17">that</text:span><text:span text:style-name="T37_18"><text:s/></text:span><text:span text:style-name="T37_19">are</text:span><text:span text:style-name="T37_20"><text:s/></text:span><text:span text:style-name="T37_21">not</text:span><text:span text:style-name="T37_22"><text:s/></text:span><text:span text:style-name="T37_23">whole</text:span><text:span text:style-name="T37_24"><text:s/></text:span><text:span text:style-name="T37_25">integers</text:span><text:span text:style-name="T37_26">.<text:s/></text:span><text:span text:style-name="T37_27">For</text:span><text:span text:style-name="T37_28"><text:s/></text:span><text:span text:style-name="T37_29">example</text:span><text:span text:style-name="T37_30">:</text:span></text:p>
      <text:p text:style-name="P38"/>
      <text:p text:style-name="P39"><text:span text:style-name="T39_1">float</text:span><text:span text:style-name="T39_2"><text:s/></text:span><text:span text:style-name="T39_3">f</text:span><text:span text:style-name="T39_4"><text:s/>=<text:s/>3.35;</text:span></text:p>
      <text:p text:style-name="P40"/>
      <text:p text:style-name="P41"><text:span text:style-name="T41_1">Variables</text:span><text:span text:style-name="T41_2"><text:s/></text:span><text:span text:style-name="T41_3">of</text:span><text:span text:style-name="T41_4"><text:s/></text:span><text:span text:style-name="T41_5">type</text:span><text:span text:style-name="T41_6"><text:s/></text:span><text:span text:style-name="T41_7">float</text:span><text:span text:style-name="T41_8"><text:s/></text:span><text:span text:style-name="T41_9">and</text:span><text:span text:style-name="T41_10"><text:s/></text:span><text:span text:style-name="T41_11">of</text:span><text:span text:style-name="T41_12"><text:s/></text:span><text:span text:style-name="T41_13">type</text:span><text:span text:style-name="T41_14"><text:s/></text:span><text:span text:style-name="T41_15">double</text:span><text:span text:style-name="T41_16"><text:s/></text:span><text:span text:style-name="T41_17">store</text:span><text:span text:style-name="T41_18"><text:s/></text:span><text:span text:style-name="T41_19">these</text:span><text:span text:style-name="T41_20"><text:s/></text:span><text:span text:style-name="T41_21">numbers</text:span><text:span text:style-name="T41_22"><text:s/></text:span><text:span text:style-name="T41_23">in</text:span><text:span text:style-name="T41_24"><text:s/></text:span><text:span text:style-name="T41_25">similar</text:span><text:span text:style-name="T41_26"><text:s/></text:span><text:span text:style-name="T41_27">components</text:span><text:span text:style-name="T41_28"><text:s/></text:span><text:span text:style-name="T41_29">as</text:span><text:span text:style-name="T41_30"><text:s/></text:span><text:span text:style-name="T41_31">scientific</text:span><text:span text:style-name="T41_32"><text:s/></text:span><text:span text:style-name="T41_33">notation</text:span><text:span text:style-name="T41_34">,<text:s/></text:span><text:span text:style-name="T41_35">so</text:span><text:span text:style-name="T41_36"><text:s/></text:span><text:span text:style-name="T41_37">the</text:span><text:span text:style-name="T41_38"><text:s/></text:span><text:span text:style-name="T41_39">above</text:span><text:span text:style-name="T41_40"><text:s/></text:span><text:span text:style-name="T41_41">value</text:span><text:span text:style-name="T41_42"><text:s/></text:span><text:span text:style-name="T41_43">could</text:span><text:span text:style-name="T41_44"><text:s/></text:span><text:span text:style-name="T41_45">be</text:span><text:span text:style-name="T41_46"><text:s/></text:span><text:span text:style-name="T41_47">represented</text:span><text:span text:style-name="T41_48"><text:s/></text:span><text:span text:style-name="T41_49">as</text:span><text:span text:style-name="T41_50"><text:s/>335<text:s/>*<text:s/>10^{-2}.<text:s/></text:span><text:span text:style-name="T41_51">The</text:span><text:span text:style-name="T41_52"><text:s/></text:span><text:span text:style-name="T41_53">first</text:span><text:span text:style-name="T41_54"><text:s/></text:span><text:span text:style-name="T41_55">part</text:span><text:span text:style-name="T41_56">,<text:s/>335,<text:s/>(</text:span><text:span text:style-name="T41_57">sometimes</text:span><text:span text:style-name="T41_58"><text:s/></text:span><text:span text:style-name="T41_59">called</text:span><text:span text:style-name="T41_60"><text:s/></text:span><text:span text:style-name="T41_61">the</text:span><text:span text:style-name="T41_62"><text:s/></text:span><text:span text:style-name="T41_63">coefficient</text:span><text:span text:style-name="T41_64"><text:s/></text:span><text:span text:style-name="T41_65">or</text:span><text:span text:style-name="T41_66"><text:s/></text:span><text:span text:style-name="T41_67">significand</text:span><text:span text:style-name="T41_68">)<text:s/></text:span><text:span text:style-name="T41_69">is</text:span><text:span text:style-name="T41_70"><text:s/></text:span><text:span text:style-name="T41_71">stored</text:span><text:span text:style-name="T41_72"><text:s/></text:span><text:span text:style-name="T41_73">separately</text:span><text:span text:style-name="T41_74"><text:s/></text:span><text:span text:style-name="T41_75">from</text:span><text:span text:style-name="T41_76"><text:s/></text:span><text:span text:style-name="T41_77">the</text:span><text:span text:style-name="T41_78"><text:s/></text:span><text:span text:style-name="T41_79">second</text:span><text:span text:style-name="T41_80"><text:s/></text:span><text:span text:style-name="T41_81">part</text:span><text:span text:style-name="T41_82">,<text:s/>-2,<text:s/>(</text:span><text:span text:style-name="T41_83">called</text:span><text:span text:style-name="T41_84"><text:s/></text:span><text:span text:style-name="T41_85">the</text:span><text:span text:style-name="T41_86"><text:s/></text:span><text:span text:style-name="T41_87">exponent</text:span><text:span text:style-name="T41_88">).<text:s/></text:span><text:span text:style-name="T41_89">The</text:span><text:span text:style-name="T41_90"><text:s/></text:span><text:span text:style-name="T41_91">types</text:span><text:span text:style-name="T41_92"><text:s/></text:span><text:span text:style-name="T41_93">can</text:span><text:span text:style-name="T41_94"><text:s/></text:span><text:span text:style-name="T41_95">represent</text:span><text:span text:style-name="T41_96"><text:s/></text:span><text:span text:style-name="T41_97">different</text:span><text:span text:style-name="T41_98"><text:s/></text:span><text:span text:style-name="T41_99">ranges</text:span><text:span text:style-name="T41_100"><text:s/></text:span><text:span text:style-name="T41_101">of</text:span><text:span text:style-name="T41_102"><text:s/></text:span><text:span text:style-name="T41_103">significand</text:span><text:span text:style-name="T41_104"><text:s/></text:span><text:span text:style-name="T41_105">and</text:span><text:span text:style-name="T41_106"><text:s/></text:span><text:span text:style-name="T41_107">exponents</text:span><text:span text:style-name="T41_108">,<text:s/></text:span><text:span text:style-name="T41_109">as</text:span><text:span text:style-name="T41_110"><text:s/></text:span><text:span text:style-name="T41_111">shown</text:span><text:span text:style-name="T41_112"><text:s/></text:span><text:span text:style-name="T41_113">in</text:span><text:span text:style-name="T41_114"><text:s/></text:span><text:span text:style-name="T41_115">the</text:span><text:span text:style-name="T41_116"><text:s/></text:span><text:span text:style-name="T41_117">following</text:span><text:span text:style-name="T41_118"><text:s/></text:span><text:span text:style-name="T41_119">table</text:span><text:span text:style-name="T41_120">:</text:span></text:p>
      <text:p text:style-name="P42"/>
      <text:p text:style-name="P43"><text:span text:style-name="T43_1">type</text:span><text:span text:style-name="T43_2"><text:tab/><text:tab/></text:span><text:span text:style-name="T43_3">exponent</text:span><text:span text:style-name="T43_4"><text:s/></text:span><text:span text:style-name="T43_5">range</text:span><text:span text:style-name="T43_6"><text:tab/><text:tab/></text:span><text:span text:style-name="T43_7">significand</text:span><text:span text:style-name="T43_8"><text:s/></text:span><text:span text:style-name="T43_9">range</text:span></text:p>
      <text:p text:style-name="P44"><text:span text:style-name="T44_1">float</text:span><text:span text:style-name="T44_2"><text:tab/><text:tab/>0<text:s/></text:span><text:span text:style-name="T44_3">to</text:span><text:span text:style-name="T44_4"><text:s/>255<text:tab/><text:tab/><text:tab/>2^23<text:s/>(8,388,608)<text:s/></text:span><text:span text:style-name="T44_5">possible</text:span><text:span text:style-name="T44_6"><text:s/></text:span><text:span text:style-name="T44_7">values</text:span></text:p>
      <text:p text:style-name="P45"><text:span text:style-name="T45_1">double</text:span><text:span text:style-name="T45_2"><text:tab/><text:tab/>0<text:s/></text:span><text:span text:style-name="T45_3">to</text:span><text:span text:style-name="T45_4"><text:s/>2,048<text:tab/><text:tab/><text:tab/>2^52<text:s/>(4,503,599,627,370,496)<text:s/></text:span><text:span text:style-name="T45_5">possible</text:span><text:span text:style-name="T45_6"><text:s/></text:span><text:span text:style-name="T45_7">values</text:span></text:p>
      <text:p text:style-name="P46"><text:span text:style-name="T46_1">long</text:span><text:span text:style-name="T46_2"><text:s/></text:span><text:span text:style-name="T46_3">double</text:span><text:span text:style-name="T46_4"><text:tab/>0<text:s/></text:span><text:span text:style-name="T46_5">to</text:span><text:span text:style-name="T46_6"><text:s/>2,048<text:tab/><text:tab/><text:tab/>2^52<text:s/>(4,503,599,627,370,496)<text:s/></text:span><text:span text:style-name="T46_7">possible</text:span><text:span text:style-name="T46_8"><text:s/></text:span><text:span text:style-name="T46_9">values</text:span></text:p>
      <text:p text:style-name="P47"/>
      <text:p text:style-name="P48"><text:span text:style-name="T48_1">In</text:span><text:span text:style-name="T48_2"><text:s/></text:span><text:span text:style-name="T48_3">fact</text:span><text:span text:style-name="T48_4">,<text:s/></text:span><text:span text:style-name="T48_5">we</text:span><text:span text:style-name="T48_6"><text:s/></text:span><text:span text:style-name="T48_7">can</text:span><text:span text:style-name="T48_8"><text:s/></text:span><text:span text:style-name="T48_9">use</text:span><text:span text:style-name="T48_10"><text:s/></text:span><text:span text:style-name="T48_11">scientific</text:span><text:span text:style-name="T48_12"><text:s/></text:span><text:span text:style-name="T48_13">notation</text:span><text:span text:style-name="T48_14"><text:s/></text:span><text:span text:style-name="T48_15">in</text:span><text:span text:style-name="T48_16"><text:s/></text:span><text:span text:style-name="T48_17">conjunction</text:span><text:span text:style-name="T48_18"><text:s/></text:span><text:span text:style-name="T48_19">with</text:span><text:span text:style-name="T48_20"><text:s/></text:span><text:span text:style-name="T48_21">floating</text:span><text:span text:style-name="T48_22">-</text:span><text:span text:style-name="T48_23">point</text:span><text:span text:style-name="T48_24"><text:s/></text:span><text:span text:style-name="T48_25">variables</text:span><text:span text:style-name="T48_26">.<text:s/></text:span><text:span text:style-name="T48_27">The</text:span><text:span text:style-name="T48_28"><text:s/></text:span><text:span text:style-name="T48_29">above</text:span><text:span text:style-name="T48_30"><text:s/></text:span><text:span text:style-name="T48_31">assignment</text:span><text:span text:style-name="T48_32"><text:s/></text:span><text:span text:style-name="T48_33">can</text:span><text:span text:style-name="T48_34"><text:s/></text:span><text:span text:style-name="T48_35">also</text:span><text:span text:style-name="T48_36"><text:s/></text:span><text:span text:style-name="T48_37">be</text:span><text:span text:style-name="T48_38"><text:s/></text:span><text:span text:style-name="T48_39">written</text:span><text:span text:style-name="T48_40"><text:s/></text:span><text:span text:style-name="T48_41">as</text:span><text:span text:style-name="T48_42">:</text:span></text:p>
      <text:p text:style-name="P49"/>
      <text:p text:style-name="P50"><text:span text:style-name="T50_1">float</text:span><text:span text:style-name="T50_2"><text:s/></text:span><text:span text:style-name="T50_3">f</text:span><text:span text:style-name="T50_4"><text:s/>=<text:s/>335</text:span><text:span text:style-name="T50_5">e</text:span><text:span text:style-name="T50_6">-2;<text:s/>//<text:s/></text:span><text:span text:style-name="T50_7">Sets</text:span><text:span text:style-name="T50_8"><text:s/></text:span><text:span text:style-name="T50_9">f</text:span><text:span text:style-name="T50_10"><text:s/></text:span><text:span text:style-name="T50_11">to</text:span><text:span text:style-name="T50_12"><text:s/>3.35</text:span></text:p>
      <text:p text:style-name="P51"/>
      <text:p text:style-name="P52"><text:span text:style-name="T52_1">Refer</text:span><text:span text:style-name="T52_2"><text:s/></text:span><text:span text:style-name="T52_3">to</text:span><text:span text:style-name="T52_4"><text:s/>[</text:span><text:span text:style-name="T52_5">XXX</text:span><text:span text:style-name="T52_6"><text:s/></text:span><text:span text:style-name="T52_7">Chapter</text:span><text:span text:style-name="T52_8"><text:s/>??]<text:s/></text:span><text:span text:style-name="T52_9">for</text:span><text:span text:style-name="T52_10"><text:s/></text:span><text:span text:style-name="T52_11">a</text:span><text:span text:style-name="T52_12"><text:s/></text:span><text:span text:style-name="T52_13">discussion</text:span><text:span text:style-name="T52_14"><text:s/></text:span><text:span text:style-name="T52_15">on</text:span><text:span text:style-name="T52_16"><text:s/></text:span><text:span text:style-name="T52_17">displaying</text:span><text:span text:style-name="T52_18"><text:s/></text:span><text:span text:style-name="T52_19">floats</text:span><text:span text:style-name="T52_20"><text:s/></text:span><text:span text:style-name="T52_21">and</text:span><text:span text:style-name="T52_22"><text:s/></text:span><text:span text:style-name="T52_23">doubles</text:span><text:span text:style-name="T52_24">.</text:span></text:p>
      <text:p text:style-name="P53"/>
      <text:p text:style-name="P54"><text:span text:style-name="T54_1">Both</text:span><text:span text:style-name="T54_2"><text:s/></text:span><text:span text:style-name="T54_3">float</text:span><text:span text:style-name="T54_4"><text:s/></text:span><text:span text:style-name="T54_5">and</text:span><text:span text:style-name="T54_6"><text:s/></text:span><text:span text:style-name="T54_7">double</text:span><text:span text:style-name="T54_8"><text:s/></text:span><text:span text:style-name="T54_9">include</text:span><text:span text:style-name="T54_10"><text:s/></text:span><text:span text:style-name="T54_11">a</text:span><text:span text:style-name="T54_12"><text:s/></text:span><text:span text:style-name="T54_13">few</text:span><text:span text:style-name="T54_14"><text:s/></text:span><text:span text:style-name="T54_15">special</text:span><text:span text:style-name="T54_16"><text:s/></text:span><text:span text:style-name="T54_17">values</text:span><text:span text:style-name="T54_18"><text:s/></text:span><text:span text:style-name="T54_19">that</text:span><text:span text:style-name="T54_20"><text:s/></text:span><text:span text:style-name="T54_21">represent</text:span><text:span text:style-name="T54_22"><text:s/></text:span><text:span text:style-name="T54_23">non</text:span><text:span text:style-name="T54_24">-</text:span><text:span text:style-name="T54_25">numeric</text:span><text:span text:style-name="T54_26"><text:s/></text:span><text:span text:style-name="T54_27">results</text:span><text:span text:style-name="T54_28">,<text:s/></text:span><text:span text:style-name="T54_29">such</text:span><text:span text:style-name="T54_30"><text:s/></text:span><text:span text:style-name="T54_31">as</text:span><text:span text:style-name="T54_32"><text:s/></text:span><text:span text:style-name="T54_33">infinity</text:span><text:span text:style-name="T54_34">,<text:s/></text:span><text:span text:style-name="T54_35">negative</text:span><text:span text:style-name="T54_36"><text:s/></text:span><text:span text:style-name="T54_37">infinity</text:span><text:span text:style-name="T54_38">,<text:s/></text:span><text:span text:style-name="T54_39">and</text:span><text:span text:style-name="T54_40"><text:s/></text:span><text:span text:style-name="T54_41">NaN</text:span><text:span text:style-name="T54_42"><text:s/>(</text:span><text:span text:style-name="T54_43">Not</text:span><text:span text:style-name="T54_44"><text:s/></text:span><text:span text:style-name="T54_45">a</text:span><text:span text:style-name="T54_46"><text:s/></text:span><text:span text:style-name="T54_47">Number</text:span><text:span text:style-name="T54_48">).</text:span></text:p>
      <text:p text:style-name="P55"/>
      <text:p text:style-name="P56"><text:span text:style-name="T56_1">float</text:span><text:span text:style-name="T56_2"><text:s/></text:span><text:span text:style-name="T56_3">g</text:span><text:span text:style-name="T56_4"><text:s/>=<text:s/>10.0<text:s/>/<text:s/>0.0;<text:s/>//<text:s/></text:span><text:span text:style-name="T56_5">g</text:span><text:span text:style-name="T56_6"><text:s/></text:span><text:span text:style-name="T56_7">is</text:span><text:span text:style-name="T56_8"><text:s/></text:span><text:span text:style-name="T56_9">set</text:span><text:span text:style-name="T56_10"><text:s/></text:span><text:span text:style-name="T56_11">to</text:span><text:span text:style-name="T56_12"><text:s/></text:span><text:span text:style-name="T56_13">infinity</text:span></text:p>
      <text:p text:style-name="P57"><text:span text:style-name="T57_1">float</text:span><text:span text:style-name="T57_2"><text:s/></text:span><text:span text:style-name="T57_3">h</text:span><text:span text:style-name="T57_4"><text:s/>=<text:s/></text:span><text:span text:style-name="T57_5">g</text:span><text:span text:style-name="T57_6"><text:s/>*<text:s/>-1.0;<text:s/>//<text:s/></text:span><text:span text:style-name="T57_7">h</text:span><text:span text:style-name="T57_8"><text:s/></text:span><text:span text:style-name="T57_9">is</text:span><text:span text:style-name="T57_10"><text:s/></text:span><text:span text:style-name="T57_11">set</text:span><text:span text:style-name="T57_12"><text:s/></text:span><text:span text:style-name="T57_13">to</text:span><text:span text:style-name="T57_14"><text:s/></text:span><text:span text:style-name="T57_15">negative</text:span><text:span text:style-name="T57_16"><text:s/></text:span><text:span text:style-name="T57_17">infinity</text:span></text:p>
      <text:p text:style-name="P58"><text:span text:style-name="T58_1">float</text:span><text:span text:style-name="T58_2"><text:s/></text:span><text:span text:style-name="T58_3">i</text:span><text:span text:style-name="T58_4"><text:s/>=<text:s/></text:span><text:span text:style-name="T58_5">g</text:span><text:span text:style-name="T58_6"><text:s/>/<text:s/></text:span><text:span text:style-name="T58_7">h</text:span><text:span text:style-name="T58_8">;<text:s/>//<text:s/></text:span><text:span text:style-name="T58_9">Since</text:span><text:span text:style-name="T58_10"><text:s/></text:span><text:span text:style-name="T58_11">infinity</text:span><text:span text:style-name="T58_12"><text:s/></text:span><text:span text:style-name="T58_13">divided</text:span><text:span text:style-name="T58_14"><text:s/></text:span><text:span text:style-name="T58_15">by</text:span><text:span text:style-name="T58_16"><text:s/></text:span><text:span text:style-name="T58_17">negative</text:span><text:span text:style-name="T58_18"><text:s/></text:span><text:span text:style-name="T58_19">infinity</text:span><text:span text:style-name="T58_20"><text:s/></text:span><text:span text:style-name="T58_21">is</text:span><text:span text:style-name="T58_22"><text:s/></text:span><text:span text:style-name="T58_23">undefined</text:span><text:span text:style-name="T58_24">,</text:span></text:p>
      <text:p text:style-name="P59"><text:span text:style-name="T59_1">//<text:s/></text:span><text:span text:style-name="T59_2">the</text:span><text:span text:style-name="T59_3"><text:s/></text:span><text:span text:style-name="T59_4">result</text:span><text:span text:style-name="T59_5"><text:s/></text:span><text:span text:style-name="T59_6">of</text:span><text:span text:style-name="T59_7"><text:s/></text:span><text:span text:style-name="T59_8">the</text:span><text:span text:style-name="T59_9"><text:s/></text:span><text:span text:style-name="T59_10">division</text:span><text:span text:style-name="T59_11"><text:s/></text:span><text:span text:style-name="T59_12">is</text:span><text:span text:style-name="T59_13"><text:s/></text:span><text:span text:style-name="T59_14">not</text:span><text:span text:style-name="T59_15"><text:s/></text:span><text:span text:style-name="T59_16">a</text:span><text:span text:style-name="T59_17"><text:s/></text:span><text:span text:style-name="T59_18">number</text:span><text:span text:style-name="T59_19">,<text:s/></text:span><text:span text:style-name="T59_20">and</text:span><text:span text:style-name="T59_21"><text:s/></text:span><text:span text:style-name="T59_22">i</text:span><text:span text:style-name="T59_23"><text:s/></text:span><text:span text:style-name="T59_24">is</text:span><text:span text:style-name="T59_25"><text:s/></text:span><text:span text:style-name="T59_26">set</text:span><text:span text:style-name="T59_27"><text:s/></text:span><text:span text:style-name="T59_28">to</text:span><text:span text:style-name="T59_29"><text:s/></text:span><text:span text:style-name="T59_30">NaN</text:span></text:p>
      <text:p text:style-name="P60"/>
      <text:p text:style-name="P61"><text:span text:style-name="T61_1">Other</text:span><text:span text:style-name="T61_2"><text:s/></text:span><text:span text:style-name="T61_3">Types</text:span><text:span text:style-name="T61_4"><text:s/></text:span><text:span text:style-name="T61_5">Introduced</text:span><text:span text:style-name="T61_6"><text:s/></text:span><text:span text:style-name="T61_7">by</text:span><text:span text:style-name="T61_8"><text:s/></text:span><text:span text:style-name="T61_9">C</text:span><text:span text:style-name="T61_10">++11</text:span></text:p>
      <text:p text:style-name="P62"/>
      <text:p text:style-name="P63"><text:span text:style-name="T63_1">C</text:span><text:span text:style-name="T63_2">++11<text:s/></text:span><text:span text:style-name="T63_3">provides</text:span><text:span text:style-name="T63_4"><text:s/></text:span><text:span text:style-name="T63_5">the</text:span><text:span text:style-name="T63_6"><text:s/>&lt;</text:span><text:span text:style-name="T63_7">cstdint</text:span><text:span text:style-name="T63_8">&gt;<text:s/></text:span><text:span text:style-name="T63_9">library</text:span><text:span text:style-name="T63_10">,<text:s/></text:span><text:span text:style-name="T63_11">which</text:span><text:span text:style-name="T63_12"><text:s/></text:span><text:span text:style-name="T63_13">defines</text:span><text:span text:style-name="T63_14"><text:s/></text:span><text:span text:style-name="T63_15">several</text:span><text:span text:style-name="T63_16"><text:s/></text:span><text:span text:style-name="T63_17">additional</text:span><text:span text:style-name="T63_18"><text:s/></text:span><text:span text:style-name="T63_19">types</text:span><text:span text:style-name="T63_20"><text:s/></text:span><text:span text:style-name="T63_21">that</text:span><text:span text:style-name="T63_22"><text:s/></text:span><text:span text:style-name="T63_23">may</text:span><text:span text:style-name="T63_24"><text:s/></text:span><text:span text:style-name="T63_25">be</text:span><text:span text:style-name="T63_26"><text:s/></text:span><text:span text:style-name="T63_27">convenient</text:span><text:span text:style-name="T63_28">:</text:span></text:p>
      <text:p text:style-name="P64"/>
      <text:p text:style-name="P65"><text:span text:style-name="T65_1">type</text:span><text:span text:style-name="T65_2"><text:tab/><text:tab/></text:span><text:span text:style-name="T65_3">purpose</text:span><text:span text:style-name="T65_4"><text:tab/><text:tab/><text:tab/><text:tab/><text:tab/><text:tab/><text:tab/></text:span><text:span text:style-name="T65_5">unsigned</text:span><text:span text:style-name="T65_6"><text:s/></text:span><text:span text:style-name="T65_7">version</text:span></text:p>
      <text:p text:style-name="P66"><text:span text:style-name="T66_1">intmax</text:span><text:span text:style-name="T66_2">_</text:span><text:span text:style-name="T66_3">t</text:span><text:span text:style-name="T66_4"><text:tab/></text:span><text:span text:style-name="T66_5">The</text:span><text:span text:style-name="T66_6"><text:s/></text:span><text:span text:style-name="T66_7">integer</text:span><text:span text:style-name="T66_8"><text:s/></text:span><text:span text:style-name="T66_9">of</text:span><text:span text:style-name="T66_10"><text:s/></text:span><text:span text:style-name="T66_11">maximum</text:span><text:span text:style-name="T66_12"><text:s/></text:span><text:span text:style-name="T66_13">size</text:span><text:span text:style-name="T66_14"><text:s/></text:span><text:span text:style-name="T66_15">supported</text:span><text:span text:style-name="T66_16"><text:s/></text:span><text:span text:style-name="T66_17">on</text:span><text:span text:style-name="T66_18"><text:s/></text:span><text:span text:style-name="T66_19">the</text:span><text:span text:style-name="T66_20"><text:s/></text:span><text:span text:style-name="T66_21">platform</text:span><text:span text:style-name="T66_22"><text:s/><text:tab/></text:span><text:span text:style-name="T66_23">uintmax</text:span><text:span text:style-name="T66_24">_</text:span><text:span text:style-name="T66_25">t</text:span></text:p>
      <text:p text:style-name="P67"><text:span text:style-name="T67_1">int</text:span><text:span text:style-name="T67_2">8_</text:span><text:span text:style-name="T67_3">t</text:span><text:span text:style-name="T67_4"><text:tab/><text:tab/></text:span><text:span text:style-name="T67_5">An</text:span><text:span text:style-name="T67_6"><text:s/></text:span><text:span text:style-name="T67_7">integer</text:span><text:span text:style-name="T67_8"><text:s/></text:span><text:span text:style-name="T67_9">of</text:span><text:span text:style-name="T67_10"><text:s/></text:span><text:span text:style-name="T67_11">exactly</text:span><text:span text:style-name="T67_12"><text:s/>8<text:s/></text:span><text:span text:style-name="T67_13">bits</text:span><text:span text:style-name="T67_14"><text:tab/><text:tab/><text:tab/><text:tab/><text:tab/></text:span><text:span text:style-name="T67_15">uint</text:span><text:span text:style-name="T67_16">8_</text:span><text:span text:style-name="T67_17">t</text:span></text:p>
      <text:p text:style-name="P68"><text:span text:style-name="T68_1">int</text:span><text:span text:style-name="T68_2">16_</text:span><text:span text:style-name="T68_3">t</text:span><text:span text:style-name="T68_4"><text:tab/><text:tab/></text:span><text:span text:style-name="T68_5">An</text:span><text:span text:style-name="T68_6"><text:s/></text:span><text:span text:style-name="T68_7">integer</text:span><text:span text:style-name="T68_8"><text:s/></text:span><text:span text:style-name="T68_9">of</text:span><text:span text:style-name="T68_10"><text:s/></text:span><text:span text:style-name="T68_11">exactly</text:span><text:span text:style-name="T68_12"><text:s/>16<text:s/></text:span><text:span text:style-name="T68_13">bits</text:span><text:span text:style-name="T68_14"><text:tab/><text:tab/><text:tab/><text:tab/><text:tab/></text:span><text:span text:style-name="T68_15">uint</text:span><text:span text:style-name="T68_16">16_</text:span><text:span text:style-name="T68_17">t</text:span></text:p>
      <text:p text:style-name="P69"><text:span text:style-name="T69_1">int</text:span><text:span text:style-name="T69_2">32_</text:span><text:span text:style-name="T69_3">t</text:span><text:span text:style-name="T69_4"><text:tab/><text:tab/></text:span><text:span text:style-name="T69_5">An</text:span><text:span text:style-name="T69_6"><text:s/></text:span><text:span text:style-name="T69_7">integer</text:span><text:span text:style-name="T69_8"><text:s/></text:span><text:span text:style-name="T69_9">of</text:span><text:span text:style-name="T69_10"><text:s/></text:span><text:span text:style-name="T69_11">exactly</text:span><text:span text:style-name="T69_12"><text:s/>32<text:s/></text:span><text:span text:style-name="T69_13">bits</text:span><text:span text:style-name="T69_14"><text:tab/><text:tab/><text:tab/><text:tab/><text:tab/></text:span><text:span text:style-name="T69_15">uint</text:span><text:span text:style-name="T69_16">32_</text:span><text:span text:style-name="T69_17">t</text:span></text:p>
      <text:p text:style-name="P70"><text:span text:style-name="T70_1">int</text:span><text:span text:style-name="T70_2">64_</text:span><text:span text:style-name="T70_3">t</text:span><text:span text:style-name="T70_4"><text:tab/><text:tab/></text:span><text:span text:style-name="T70_5">An</text:span><text:span text:style-name="T70_6"><text:s/></text:span><text:span text:style-name="T70_7">integer</text:span><text:span text:style-name="T70_8"><text:s/></text:span><text:span text:style-name="T70_9">of</text:span><text:span text:style-name="T70_10"><text:s/></text:span><text:span text:style-name="T70_11">exactly</text:span><text:span text:style-name="T70_12"><text:s/>64<text:s/></text:span><text:span text:style-name="T70_13">bits</text:span><text:span text:style-name="T70_14"><text:tab/><text:tab/><text:tab/><text:tab/><text:tab/></text:span><text:span text:style-name="T70_15">uint</text:span><text:span text:style-name="T70_16">64_</text:span><text:span text:style-name="T70_17">t</text:span></text:p>
      <text:p text:style-name="P71"/>
      <text:p text:style-name="P72"><text:span text:style-name="T72_1">These</text:span><text:span text:style-name="T72_2"><text:s/></text:span><text:span text:style-name="T72_3">types</text:span><text:span text:style-name="T72_4"><text:s/></text:span><text:span text:style-name="T72_5">are</text:span><text:span text:style-name="T72_6"><text:s/></text:span><text:span text:style-name="T72_7">provided</text:span><text:span text:style-name="T72_8"><text:s/></text:span><text:span text:style-name="T72_9">in</text:span><text:span text:style-name="T72_10"><text:s/></text:span><text:span text:style-name="T72_11">part</text:span><text:span text:style-name="T72_12"><text:s/></text:span><text:span text:style-name="T72_13">because</text:span><text:span text:style-name="T72_14"><text:s/></text:span><text:span text:style-name="T72_15">the</text:span><text:span text:style-name="T72_16"><text:s/></text:span><text:span text:style-name="T72_17">basic</text:span><text:span text:style-name="T72_18"><text:s/></text:span><text:span text:style-name="T72_19">types</text:span><text:span text:style-name="T72_20"><text:s/></text:span><text:span text:style-name="T72_21">like</text:span><text:span text:style-name="T72_22"><text:s/></text:span><text:span text:style-name="T72_23">int</text:span><text:span text:style-name="T72_24"><text:s/></text:span><text:span text:style-name="T72_25">and</text:span><text:span text:style-name="T72_26"><text:s/></text:span><text:span text:style-name="T72_27">short</text:span><text:span text:style-name="T72_28"><text:s/></text:span><text:span text:style-name="T72_29">are</text:span><text:span text:style-name="T72_30"><text:s/></text:span><text:span text:style-name="T72_31">not</text:span><text:span text:style-name="T72_32"><text:s/></text:span><text:span text:style-name="T72_33">guaranteed</text:span><text:span text:style-name="T72_34"><text:s/></text:span><text:span text:style-name="T72_35">to</text:span><text:span text:style-name="T72_36"><text:s/></text:span><text:span text:style-name="T72_37">be</text:span><text:span text:style-name="T72_38"><text:s/></text:span><text:span text:style-name="T72_39">of</text:span><text:span text:style-name="T72_40"><text:s/></text:span><text:span text:style-name="T72_41">any</text:span><text:span text:style-name="T72_42"><text:s/></text:span><text:span text:style-name="T72_43">particular</text:span><text:span text:style-name="T72_44"><text:s/></text:span><text:span text:style-name="T72_45">size</text:span><text:span text:style-name="T72_46">,<text:s/></text:span><text:span text:style-name="T72_47">which</text:span><text:span text:style-name="T72_48"><text:s/></text:span><text:span text:style-name="T72_49">can</text:span><text:span text:style-name="T72_50"><text:s/></text:span><text:span text:style-name="T72_51">cause</text:span><text:span text:style-name="T72_52"><text:s/></text:span><text:span text:style-name="T72_53">problems</text:span><text:span text:style-name="T72_54"><text:s/></text:span><text:span text:style-name="T72_55">when</text:span><text:span text:style-name="T72_56"><text:s/></text:span><text:span text:style-name="T72_57">compiling</text:span><text:span text:style-name="T72_58"><text:s/></text:span><text:span text:style-name="T72_59">the</text:span><text:span text:style-name="T72_60"><text:s/></text:span><text:span text:style-name="T72_61">same</text:span><text:span text:style-name="T72_62"><text:s/></text:span><text:span text:style-name="T72_63">code</text:span><text:span text:style-name="T72_64"><text:s/></text:span><text:span text:style-name="T72_65">on</text:span><text:span text:style-name="T72_66"><text:s/></text:span><text:span text:style-name="T72_67">different</text:span><text:span text:style-name="T72_68"><text:s/></text:span><text:span text:style-name="T72_69">platforms</text:span><text:span text:style-name="T72_70">.</text:span></text:p>
      <text:p text:style-name="P73"/>
      <text:p text:style-name="P74"><text:span text:style-name="T74_1">Conversion</text:span><text:span text:style-name="T74_2"><text:s/></text:span><text:span text:style-name="T74_3">Between</text:span><text:span text:style-name="T74_4"><text:s/></text:span><text:span text:style-name="T74_5">Types</text:span></text:p>
      <text:p text:style-name="P75"/>
      <text:p text:style-name="P76"><text:span text:style-name="T76_1">It</text:span><text:span text:style-name="T76_2"><text:s/></text:span><text:span text:style-name="T76_3">is</text:span><text:span text:style-name="T76_4"><text:s/></text:span><text:span text:style-name="T76_5">sometimes</text:span><text:span text:style-name="T76_6"><text:s/></text:span><text:span text:style-name="T76_7">necessary</text:span><text:span text:style-name="T76_8"><text:s/></text:span><text:span text:style-name="T76_9">to</text:span><text:span text:style-name="T76_10"><text:s/></text:span><text:span text:style-name="T76_11">convert</text:span><text:span text:style-name="T76_12"><text:s/></text:span><text:span text:style-name="T76_13">a</text:span><text:span text:style-name="T76_14"><text:s/></text:span><text:span text:style-name="T76_15">variable</text:span><text:span text:style-name="T76_16"><text:s/></text:span><text:span text:style-name="T76_17">of</text:span><text:span text:style-name="T76_18"><text:s/></text:span><text:span text:style-name="T76_19">one</text:span><text:span text:style-name="T76_20"><text:s/></text:span><text:span text:style-name="T76_21">type</text:span><text:span text:style-name="T76_22"><text:s/></text:span><text:span text:style-name="T76_23">to</text:span><text:span text:style-name="T76_24"><text:s/></text:span><text:span text:style-name="T76_25">another</text:span><text:span text:style-name="T76_26">,<text:s/></text:span><text:span text:style-name="T76_27">perhaps</text:span><text:span text:style-name="T76_28"><text:s/></text:span><text:span text:style-name="T76_29">in</text:span><text:span text:style-name="T76_30"><text:s/></text:span><text:span text:style-name="T76_31">order</text:span><text:span text:style-name="T76_32"><text:s/></text:span><text:span text:style-name="T76_33">to</text:span><text:span text:style-name="T76_34"><text:s/></text:span><text:span text:style-name="T76_35">pass</text:span><text:span text:style-name="T76_36"><text:s/></text:span><text:span text:style-name="T76_37">the</text:span><text:span text:style-name="T76_38"><text:s/></text:span><text:span text:style-name="T76_39">variable</text:span><text:span text:style-name="T76_40"><text:s/></text:span><text:span text:style-name="T76_41">to</text:span><text:span text:style-name="T76_42"><text:s/></text:span><text:span text:style-name="T76_43">a</text:span><text:span text:style-name="T76_44"><text:s/></text:span><text:span text:style-name="T76_45">function</text:span><text:span text:style-name="T76_46"><text:s/></text:span><text:span text:style-name="T76_47">that</text:span><text:span text:style-name="T76_48"><text:s/></text:span><text:span text:style-name="T76_49">doesn</text:span><text:span text:style-name="T76_50">’</text:span><text:span text:style-name="T76_51">t</text:span><text:span text:style-name="T76_52"><text:s/></text:span><text:span text:style-name="T76_53">support</text:span><text:span text:style-name="T76_54"><text:s/></text:span><text:span text:style-name="T76_55">the</text:span><text:span text:style-name="T76_56"><text:s/></text:span><text:span text:style-name="T76_57">variable</text:span><text:span text:style-name="T76_58">’</text:span><text:span text:style-name="T76_59">s</text:span><text:span text:style-name="T76_60"><text:s/></text:span><text:span text:style-name="T76_61">original</text:span><text:span text:style-name="T76_62"><text:s/></text:span><text:span text:style-name="T76_63">type</text:span><text:span text:style-name="T76_64">.<text:s/></text:span><text:span text:style-name="T76_65">Here</text:span><text:span text:style-name="T76_66"><text:s/></text:span><text:span text:style-name="T76_67">is</text:span><text:span text:style-name="T76_68"><text:s/></text:span><text:span text:style-name="T76_69">an</text:span><text:span text:style-name="T76_70"><text:s/></text:span><text:span text:style-name="T76_71">example</text:span><text:span text:style-name="T76_72"><text:s/></text:span><text:span text:style-name="T76_73">of</text:span><text:span text:style-name="T76_74"><text:s/></text:span><text:span text:style-name="T76_75">a</text:span><text:span text:style-name="T76_76"><text:s/></text:span><text:span text:style-name="T76_77">variable</text:span><text:span text:style-name="T76_78"><text:s/></text:span><text:span text:style-name="T76_79">of</text:span><text:span text:style-name="T76_80"><text:s/></text:span><text:span text:style-name="T76_81">type</text:span><text:span text:style-name="T76_82"><text:s/></text:span><text:span text:style-name="T76_83">int</text:span><text:span text:style-name="T76_84"><text:s/></text:span><text:span text:style-name="T76_85">being</text:span><text:span text:style-name="T76_86"><text:s/></text:span><text:span text:style-name="T76_87">converted</text:span><text:span text:style-name="T76_88"><text:s/>(</text:span><text:span text:style-name="T76_89">automatically</text:span><text:span text:style-name="T76_90">)<text:s/></text:span><text:span text:style-name="T76_91">to</text:span><text:span text:style-name="T76_92"><text:s/></text:span><text:span text:style-name="T76_93">a</text:span><text:span text:style-name="T76_94"><text:s/></text:span><text:span text:style-name="T76_95">double</text:span><text:span text:style-name="T76_96">:</text:span></text:p>
      <text:p text:style-name="P77"/>
      <text:p text:style-name="P78"><text:span text:style-name="T78_1">int</text:span><text:span text:style-name="T78_2"><text:s/></text:span><text:span text:style-name="T78_3">x</text:span><text:span text:style-name="T78_4"><text:s/>=<text:s/>2;</text:span></text:p>
      <text:p text:style-name="P79"><text:span text:style-name="T79_1">double</text:span><text:span text:style-name="T79_2"><text:s/></text:span><text:span text:style-name="T79_3">y</text:span><text:span text:style-name="T79_4">;</text:span></text:p>
      <text:p text:style-name="P80"><text:span text:style-name="T80_1">y</text:span><text:span text:style-name="T80_2"><text:s/>=<text:s/></text:span><text:span text:style-name="T80_3">x</text:span><text:span text:style-name="T80_4">;<text:s/>//<text:s/></text:span><text:span text:style-name="T80_5">Type</text:span><text:span text:style-name="T80_6"><text:s/></text:span><text:span text:style-name="T80_7">conversion</text:span><text:span text:style-name="T80_8">:<text:s/></text:span><text:span text:style-name="T80_9">the</text:span><text:span text:style-name="T80_10"><text:s/></text:span><text:span text:style-name="T80_11">integer</text:span><text:span text:style-name="T80_12"><text:s/>2<text:s/></text:span><text:span text:style-name="T80_13">is</text:span><text:span text:style-name="T80_14"><text:s/></text:span><text:span text:style-name="T80_15">converted</text:span><text:span text:style-name="T80_16"><text:s/></text:span><text:span text:style-name="T80_17">to</text:span><text:span text:style-name="T80_18"><text:s/></text:span><text:span text:style-name="T80_19">the</text:span><text:span text:style-name="T80_20"><text:s/></text:span><text:span text:style-name="T80_21">double</text:span><text:span text:style-name="T80_22"><text:s/>2.0</text:span></text:p>
      <text:p text:style-name="P81"><text:span text:style-name="T81_1">std</text:span><text:span text:style-name="T81_2">::</text:span><text:span text:style-name="T81_3">cout</text:span><text:span text:style-name="T81_4"><text:s/>&lt;&lt;<text:s/>“</text:span><text:span text:style-name="T81_5">y</text:span><text:span text:style-name="T81_6"><text:s/>=<text:s/>“<text:s/>&lt;&lt;<text:s/></text:span><text:span text:style-name="T81_7">y</text:span><text:span text:style-name="T81_8"><text:s/>&lt;&lt;<text:s/></text:span><text:span text:style-name="T81_9">std</text:span><text:span text:style-name="T81_10">::</text:span><text:span text:style-name="T81_11">endl</text:span><text:span text:style-name="T81_12">;<text:s/>//<text:s/></text:span><text:span text:style-name="T81_13">This</text:span><text:span text:style-name="T81_14"><text:s/></text:span><text:span text:style-name="T81_15">prints</text:span><text:span text:style-name="T81_16"><text:s/></text:span><text:span text:style-name="T81_17">y</text:span><text:span text:style-name="T81_18"><text:s/>=<text:s/>2</text:span></text:p>
      <text:p text:style-name="P82"/>
      <text:p text:style-name="P83"><text:span text:style-name="T83_1">This</text:span><text:span text:style-name="T83_2"><text:s/></text:span><text:span text:style-name="T83_3">example</text:span><text:span text:style-name="T83_4"><text:s/></text:span><text:span text:style-name="T83_5">demonstrates</text:span><text:span text:style-name="T83_6"><text:s/></text:span><text:span text:style-name="T83_7">a</text:span><text:span text:style-name="T83_8"><text:s/></text:span><text:span text:style-name="T83_9">widening</text:span><text:span text:style-name="T83_10"><text:s/></text:span><text:span text:style-name="T83_11">conversion</text:span><text:span text:style-name="T83_12">,<text:s/></text:span><text:span text:style-name="T83_13">since</text:span><text:span text:style-name="T83_14"><text:s/></text:span><text:span text:style-name="T83_15">any</text:span><text:span text:style-name="T83_16"><text:s/></text:span><text:span text:style-name="T83_17">possible</text:span><text:span text:style-name="T83_18"><text:s/></text:span><text:span text:style-name="T83_19">value</text:span><text:span text:style-name="T83_20"><text:s/></text:span><text:span text:style-name="T83_21">of</text:span><text:span text:style-name="T83_22"><text:s/></text:span><text:span text:style-name="T83_23">x</text:span><text:span text:style-name="T83_24"><text:s/></text:span><text:span text:style-name="T83_25">can</text:span><text:span text:style-name="T83_26"><text:s/></text:span><text:span text:style-name="T83_27">be</text:span><text:span text:style-name="T83_28"><text:s/></text:span><text:span text:style-name="T83_29">represented</text:span><text:span text:style-name="T83_30"><text:s/></text:span><text:span text:style-name="T83_31">in</text:span><text:span text:style-name="T83_32"><text:s/></text:span><text:span text:style-name="T83_33">y</text:span><text:span text:style-name="T83_34">.<text:s/></text:span><text:span text:style-name="T83_35">On</text:span><text:span text:style-name="T83_36"><text:s/></text:span><text:span text:style-name="T83_37">the</text:span><text:span text:style-name="T83_38"><text:s/></text:span><text:span text:style-name="T83_39">other</text:span><text:span text:style-name="T83_40"><text:s/></text:span><text:span text:style-name="T83_41">hand</text:span><text:span text:style-name="T83_42">,<text:s/></text:span><text:span text:style-name="T83_43">we</text:span><text:span text:style-name="T83_44"><text:s/></text:span><text:span text:style-name="T83_45">can</text:span><text:span text:style-name="T83_46"><text:s/></text:span><text:span text:style-name="T83_47">do</text:span><text:span text:style-name="T83_48"><text:s/></text:span><text:span text:style-name="T83_49">the</text:span><text:span text:style-name="T83_50"><text:s/></text:span><text:span text:style-name="T83_51">reverse</text:span><text:span text:style-name="T83_52"><text:s/></text:span><text:span text:style-name="T83_53">conversion</text:span><text:span text:style-name="T83_54">:</text:span></text:p>
      <text:p text:style-name="P84"/>
      <text:p text:style-name="P85"><text:span text:style-name="T85_1">int</text:span><text:span text:style-name="T85_2"><text:s/></text:span><text:span text:style-name="T85_3">x</text:span><text:span text:style-name="T85_4">;</text:span></text:p>
      <text:p text:style-name="P86"><text:span text:style-name="T86_1">double</text:span><text:span text:style-name="T86_2"><text:s/></text:span><text:span text:style-name="T86_3">y</text:span><text:span text:style-name="T86_4"><text:s/>=<text:s/>2.0;</text:span></text:p>
      <text:p text:style-name="P87"><text:span text:style-name="T87_1">x</text:span><text:span text:style-name="T87_2"><text:s/>=<text:s/></text:span><text:span text:style-name="T87_3">y</text:span><text:span text:style-name="T87_4">;<text:s/>//<text:s/></text:span><text:span text:style-name="T87_5">Type</text:span><text:span text:style-name="T87_6"><text:s/></text:span><text:span text:style-name="T87_7">conversion</text:span><text:span text:style-name="T87_8">:<text:s/></text:span><text:span text:style-name="T87_9">the</text:span><text:span text:style-name="T87_10"><text:s/></text:span><text:span text:style-name="T87_11">double</text:span><text:span text:style-name="T87_12"><text:s/>2.0<text:s/></text:span><text:span text:style-name="T87_13">is</text:span><text:span text:style-name="T87_14"><text:s/></text:span><text:span text:style-name="T87_15">converted</text:span><text:span text:style-name="T87_16"><text:s/></text:span><text:span text:style-name="T87_17">to</text:span><text:span text:style-name="T87_18"><text:s/></text:span><text:span text:style-name="T87_19">the</text:span><text:span text:style-name="T87_20"><text:s/></text:span><text:span text:style-name="T87_21">int</text:span><text:span text:style-name="T87_22"><text:s/>2</text:span></text:p>
      <text:p text:style-name="P88"><text:span text:style-name="T88_1">std</text:span><text:span text:style-name="T88_2">::</text:span><text:span text:style-name="T88_3">cout</text:span><text:span text:style-name="T88_4"><text:s/>&lt;&lt;<text:s/>“</text:span><text:span text:style-name="T88_5">x</text:span><text:span text:style-name="T88_6"><text:s/>=<text:s/>“<text:s/>&lt;&lt;<text:s/></text:span><text:span text:style-name="T88_7">x</text:span><text:span text:style-name="T88_8"><text:s/>&lt;&lt;<text:s/></text:span><text:span text:style-name="T88_9">std</text:span><text:span text:style-name="T88_10">::</text:span><text:span text:style-name="T88_11">endl</text:span><text:span text:style-name="T88_12">;<text:s/>//<text:s/></text:span><text:span text:style-name="T88_13">This</text:span><text:span text:style-name="T88_14"><text:s/></text:span><text:span text:style-name="T88_15">prints</text:span><text:span text:style-name="T88_16"><text:s/></text:span><text:span text:style-name="T88_17">x</text:span><text:span text:style-name="T88_18"><text:s/>=<text:s/>2</text:span></text:p>
      <text:p text:style-name="P89"/>
      <text:p text:style-name="P90"><text:span text:style-name="T90_1">This</text:span><text:span text:style-name="T90_2"><text:s/></text:span><text:span text:style-name="T90_3">code</text:span><text:span text:style-name="T90_4"><text:s/></text:span><text:span text:style-name="T90_5">compiles</text:span><text:span text:style-name="T90_6"><text:s/></text:span><text:span text:style-name="T90_7">and</text:span><text:span text:style-name="T90_8"><text:s/></text:span><text:span text:style-name="T90_9">runs</text:span><text:span text:style-name="T90_10">,<text:s/></text:span><text:span text:style-name="T90_11">but</text:span><text:span text:style-name="T90_12"><text:s/></text:span><text:span text:style-name="T90_13">the</text:span><text:span text:style-name="T90_14"><text:s/></text:span><text:span text:style-name="T90_15">compiler</text:span><text:span text:style-name="T90_16"><text:s/></text:span><text:span text:style-name="T90_17">produces</text:span><text:span text:style-name="T90_18"><text:s/></text:span><text:span text:style-name="T90_19">the</text:span><text:span text:style-name="T90_20"><text:s/></text:span><text:span text:style-name="T90_21">following</text:span><text:span text:style-name="T90_22"><text:s/></text:span><text:span text:style-name="T90_23">warning</text:span><text:span text:style-name="T90_24">:</text:span></text:p>
      <text:p text:style-name="P91"/>
      <text:p text:style-name="P92"><text:span text:style-name="T92_1">warning</text:span><text:span text:style-name="T92_2">:<text:s/></text:span><text:span text:style-name="T92_3">converting</text:span><text:span text:style-name="T92_4"><text:s/></text:span><text:span text:style-name="T92_5">to</text:span><text:span text:style-name="T92_6"><text:s/>`</text:span><text:span text:style-name="T92_7">int</text:span><text:span text:style-name="T92_8">'<text:s/></text:span><text:span text:style-name="T92_9">from</text:span><text:span text:style-name="T92_10"><text:s/>`</text:span><text:span text:style-name="T92_11">double</text:span><text:span text:style-name="T92_12">'</text:span></text:p>
      <text:p text:style-name="P93"/>
      <text:p text:style-name="P94"><text:span text:style-name="T94_1">The</text:span><text:span text:style-name="T94_2"><text:s/></text:span><text:span text:style-name="T94_3">compiler</text:span><text:span text:style-name="T94_4"><text:s/></text:span><text:span text:style-name="T94_5">has</text:span><text:span text:style-name="T94_6"><text:s/></text:span><text:span text:style-name="T94_7">a</text:span><text:span text:style-name="T94_8"><text:s/></text:span><text:span text:style-name="T94_9">good</text:span><text:span text:style-name="T94_10"><text:s/></text:span><text:span text:style-name="T94_11">reason</text:span><text:span text:style-name="T94_12"><text:s/></text:span><text:span text:style-name="T94_13">for</text:span><text:span text:style-name="T94_14"><text:s/></text:span><text:span text:style-name="T94_15">this</text:span><text:span text:style-name="T94_16"><text:s/></text:span><text:span text:style-name="T94_17">warning</text:span><text:span text:style-name="T94_18">:<text:s/></text:span><text:span text:style-name="T94_19">not</text:span><text:span text:style-name="T94_20"><text:s/></text:span><text:span text:style-name="T94_21">all</text:span><text:span text:style-name="T94_22"><text:s/></text:span><text:span text:style-name="T94_23">possible</text:span><text:span text:style-name="T94_24"><text:s/></text:span><text:span text:style-name="T94_25">values</text:span><text:span text:style-name="T94_26"><text:s/></text:span><text:span text:style-name="T94_27">that</text:span><text:span text:style-name="T94_28"><text:s/></text:span><text:span text:style-name="T94_29">can</text:span><text:span text:style-name="T94_30"><text:s/></text:span><text:span text:style-name="T94_31">be</text:span><text:span text:style-name="T94_32"><text:s/></text:span><text:span text:style-name="T94_33">represented</text:span><text:span text:style-name="T94_34"><text:s/></text:span><text:span text:style-name="T94_35">in</text:span><text:span text:style-name="T94_36"><text:s/></text:span><text:span text:style-name="T94_37">a</text:span><text:span text:style-name="T94_38"><text:s/></text:span><text:span text:style-name="T94_39">double</text:span><text:span text:style-name="T94_40"><text:s/></text:span><text:span text:style-name="T94_41">can</text:span><text:span text:style-name="T94_42"><text:s/></text:span><text:span text:style-name="T94_43">be</text:span><text:span text:style-name="T94_44"><text:s/></text:span><text:span text:style-name="T94_45">represented</text:span><text:span text:style-name="T94_46"><text:s/></text:span><text:span text:style-name="T94_47">in</text:span><text:span text:style-name="T94_48"><text:s/></text:span><text:span text:style-name="T94_49">an</text:span><text:span text:style-name="T94_50"><text:s/></text:span><text:span text:style-name="T94_51">int</text:span><text:span text:style-name="T94_52">.<text:s/></text:span><text:span text:style-name="T94_53">We</text:span><text:span text:style-name="T94_54"><text:s/></text:span><text:span text:style-name="T94_55">refer</text:span><text:span text:style-name="T94_56"><text:s/></text:span><text:span text:style-name="T94_57">to</text:span><text:span text:style-name="T94_58"><text:s/></text:span><text:span text:style-name="T94_59">this</text:span><text:span text:style-name="T94_60"><text:s/></text:span><text:span text:style-name="T94_61">as</text:span><text:span text:style-name="T94_62"><text:s/></text:span><text:span text:style-name="T94_63">a</text:span><text:span text:style-name="T94_64"><text:s/></text:span><text:span text:style-name="T94_65">narrowing</text:span><text:span text:style-name="T94_66"><text:s/></text:span><text:span text:style-name="T94_67">conversion</text:span><text:span text:style-name="T94_68">.<text:s/></text:span><text:span text:style-name="T94_69">If</text:span><text:span text:style-name="T94_70"><text:s/></text:span><text:span text:style-name="T94_71">we</text:span><text:span text:style-name="T94_72"><text:s/></text:span><text:span text:style-name="T94_73">change</text:span><text:span text:style-name="T94_74"><text:s/></text:span><text:span text:style-name="T94_75">the</text:span><text:span text:style-name="T94_76"><text:s/></text:span><text:span text:style-name="T94_77">code</text:span><text:span text:style-name="T94_78"><text:s/></text:span><text:span text:style-name="T94_79">slightly</text:span><text:span text:style-name="T94_80">,<text:s/></text:span><text:span text:style-name="T94_81">we</text:span><text:span text:style-name="T94_82"><text:s/></text:span><text:span text:style-name="T94_83">can</text:span><text:span text:style-name="T94_84"><text:s/></text:span><text:span text:style-name="T94_85">see</text:span><text:span text:style-name="T94_86"><text:s/></text:span><text:span text:style-name="T94_87">where</text:span><text:span text:style-name="T94_88"><text:s/></text:span><text:span text:style-name="T94_89">problems</text:span><text:span text:style-name="T94_90"><text:s/></text:span><text:span text:style-name="T94_91">can</text:span><text:span text:style-name="T94_92"><text:s/></text:span><text:span text:style-name="T94_93">occur</text:span><text:span text:style-name="T94_94">:</text:span></text:p>
      <text:p text:style-name="P95"/>
      <text:p text:style-name="P96"><text:span text:style-name="T96_1">int</text:span><text:span text:style-name="T96_2"><text:s/></text:span><text:span text:style-name="T96_3">x</text:span><text:span text:style-name="T96_4">;</text:span></text:p>
      <text:p text:style-name="P97"><text:span text:style-name="T97_1">double</text:span><text:span text:style-name="T97_2"><text:s/></text:span><text:span text:style-name="T97_3">y</text:span><text:span text:style-name="T97_4"><text:s/>=<text:s/>2.9;</text:span></text:p>
      <text:p text:style-name="P98"><text:span text:style-name="T98_1">x</text:span><text:span text:style-name="T98_2"><text:s/>=<text:s/></text:span><text:span text:style-name="T98_3">y</text:span><text:span text:style-name="T98_4">;<text:s/>//<text:s/></text:span><text:span text:style-name="T98_5">Type</text:span><text:span text:style-name="T98_6"><text:s/></text:span><text:span text:style-name="T98_7">conversion</text:span><text:span text:style-name="T98_8">:<text:s/></text:span><text:span text:style-name="T98_9">the</text:span><text:span text:style-name="T98_10"><text:s/></text:span><text:span text:style-name="T98_11">double</text:span><text:span text:style-name="T98_12"><text:s/>2.9<text:s/></text:span><text:span text:style-name="T98_13">is</text:span><text:span text:style-name="T98_14"><text:s/></text:span><text:span text:style-name="T98_15">converted</text:span><text:span text:style-name="T98_16"><text:s/></text:span><text:span text:style-name="T98_17">to</text:span><text:span text:style-name="T98_18"><text:s/></text:span><text:span text:style-name="T98_19">the</text:span><text:span text:style-name="T98_20"><text:s/></text:span><text:span text:style-name="T98_21">int</text:span><text:span text:style-name="T98_22"><text:s/>2</text:span></text:p>
      <text:p text:style-name="P99"><text:span text:style-name="T99_1">std</text:span><text:span text:style-name="T99_2">::</text:span><text:span text:style-name="T99_3">cout</text:span><text:span text:style-name="T99_4"><text:s/>&lt;&lt;<text:s/>"</text:span><text:span text:style-name="T99_5">x</text:span><text:span text:style-name="T99_6"><text:s/>=<text:s/>"<text:s/>&lt;&lt;<text:s/></text:span><text:span text:style-name="T99_7">x</text:span><text:span text:style-name="T99_8"><text:s/>&lt;&lt;<text:s/></text:span><text:span text:style-name="T99_9">std</text:span><text:span text:style-name="T99_10">::</text:span><text:span text:style-name="T99_11">endl</text:span><text:span text:style-name="T99_12">;<text:s/>//<text:s/></text:span><text:span text:style-name="T99_13">This</text:span><text:span text:style-name="T99_14"><text:s/></text:span><text:span text:style-name="T99_15">prints</text:span><text:span text:style-name="T99_16"><text:s/></text:span><text:span text:style-name="T99_17">x</text:span><text:span text:style-name="T99_18"><text:s/>=<text:s/>2</text:span></text:p>
      <text:p text:style-name="P100"/>
      <text:p text:style-name="P101"><text:span text:style-name="T101_1">Because</text:span><text:span text:style-name="T101_2"><text:s/></text:span><text:span text:style-name="T101_3">integers</text:span><text:span text:style-name="T101_4"><text:s/></text:span><text:span text:style-name="T101_5">cannot</text:span><text:span text:style-name="T101_6"><text:s/></text:span><text:span text:style-name="T101_7">represent</text:span><text:span text:style-name="T101_8"><text:s/></text:span><text:span text:style-name="T101_9">the</text:span><text:span text:style-name="T101_10"><text:s/></text:span><text:span text:style-name="T101_11">numbers</text:span><text:span text:style-name="T101_12"><text:s/></text:span><text:span text:style-name="T101_13">after</text:span><text:span text:style-name="T101_14"><text:s/></text:span><text:span text:style-name="T101_15">the</text:span><text:span text:style-name="T101_16"><text:s/></text:span><text:span text:style-name="T101_17">decimal</text:span><text:span text:style-name="T101_18"><text:s/></text:span><text:span text:style-name="T101_19">point</text:span><text:span text:style-name="T101_20">,<text:s/></text:span><text:span text:style-name="T101_21">they</text:span><text:span text:style-name="T101_22"><text:s/></text:span><text:span text:style-name="T101_23">are</text:span><text:span text:style-name="T101_24"><text:s/></text:span><text:span text:style-name="T101_25">simply</text:span><text:span text:style-name="T101_26"><text:s/></text:span><text:span text:style-name="T101_27">dropped</text:span><text:span text:style-name="T101_28">.<text:s/></text:span><text:span text:style-name="T101_29">This</text:span><text:span text:style-name="T101_30"><text:s/></text:span><text:span text:style-name="T101_31">might</text:span><text:span text:style-name="T101_32"><text:s/></text:span><text:span text:style-name="T101_33">seem</text:span><text:span text:style-name="T101_34"><text:s/></text:span><text:span text:style-name="T101_35">counterintuitive</text:span><text:span text:style-name="T101_36">,<text:s/></text:span><text:span text:style-name="T101_37">as</text:span><text:span text:style-name="T101_38"><text:s/></text:span><text:span text:style-name="T101_39">we</text:span><text:span text:style-name="T101_40"><text:s/></text:span><text:span text:style-name="T101_41">might</text:span><text:span text:style-name="T101_42"><text:s/></text:span><text:span text:style-name="T101_43">expect</text:span><text:span text:style-name="T101_44"><text:s/></text:span><text:span text:style-name="T101_45">the</text:span><text:span text:style-name="T101_46"><text:s/></text:span><text:span text:style-name="T101_47">values</text:span><text:span text:style-name="T101_48"><text:s/></text:span><text:span text:style-name="T101_49">to</text:span><text:span text:style-name="T101_50"><text:s/></text:span><text:span text:style-name="T101_51">be</text:span><text:span text:style-name="T101_52"><text:s/></text:span><text:span text:style-name="T101_53">rounded</text:span><text:span text:style-name="T101_54"><text:s/></text:span><text:span text:style-name="T101_55">up</text:span><text:span text:style-name="T101_56"><text:s/></text:span><text:span text:style-name="T101_57">from</text:span><text:span text:style-name="T101_58"><text:s/>2.9<text:s/></text:span><text:span text:style-name="T101_59">to</text:span><text:span text:style-name="T101_60"><text:s/>3.<text:s/></text:span><text:span text:style-name="T101_61">Fortunately</text:span><text:span text:style-name="T101_62">,<text:s/></text:span><text:span text:style-name="T101_63">C</text:span><text:span text:style-name="T101_64">++11<text:s/></text:span><text:span text:style-name="T101_65">provides</text:span><text:span text:style-name="T101_66"><text:s/></text:span><text:span text:style-name="T101_67">a</text:span><text:span text:style-name="T101_68"><text:s/></text:span><text:span text:style-name="T101_69">round</text:span><text:span text:style-name="T101_70">()<text:s/></text:span><text:span text:style-name="T101_71">function</text:span><text:span text:style-name="T101_72"><text:s/></text:span><text:span text:style-name="T101_73">in</text:span><text:span text:style-name="T101_74"><text:s/></text:span><text:span text:style-name="T101_75">the</text:span><text:span text:style-name="T101_76"><text:s/>&lt;</text:span><text:span text:style-name="T101_77">cmath</text:span><text:span text:style-name="T101_78">&gt;<text:s/></text:span><text:span text:style-name="T101_79">library</text:span><text:span text:style-name="T101_80"><text:s/></text:span><text:span text:style-name="T101_81">that</text:span><text:span text:style-name="T101_82"><text:s/></text:span><text:span text:style-name="T101_83">returns</text:span><text:span text:style-name="T101_84"><text:s/></text:span><text:span text:style-name="T101_85">the</text:span><text:span text:style-name="T101_86"><text:s/></text:span><text:span text:style-name="T101_87">integer</text:span><text:span text:style-name="T101_88"><text:s/></text:span><text:span text:style-name="T101_89">closest</text:span><text:span text:style-name="T101_90"><text:s/></text:span><text:span text:style-name="T101_91">to</text:span><text:span text:style-name="T101_92"><text:s/></text:span><text:span text:style-name="T101_93">the</text:span><text:span text:style-name="T101_94"><text:s/></text:span><text:span text:style-name="T101_95">passed</text:span><text:span text:style-name="T101_96"><text:s/></text:span><text:span text:style-name="T101_97">parameter</text:span><text:span text:style-name="T101_98">:</text:span></text:p>
      <text:p text:style-name="P102"/>
      <text:p text:style-name="P103"><text:span text:style-name="T103_1">int</text:span><text:span text:style-name="T103_2"><text:s/></text:span><text:span text:style-name="T103_3">x</text:span><text:span text:style-name="T103_4">;</text:span></text:p>
      <text:p text:style-name="P104"><text:span text:style-name="T104_1">double</text:span><text:span text:style-name="T104_2"><text:s/></text:span><text:span text:style-name="T104_3">y</text:span><text:span text:style-name="T104_4"><text:s/>=<text:s/>2.9;</text:span></text:p>
      <text:p text:style-name="P105"><text:span text:style-name="T105_1">x</text:span><text:span text:style-name="T105_2"><text:s/>=<text:s/></text:span><text:span text:style-name="T105_3">round</text:span><text:span text:style-name="T105_4">(</text:span><text:span text:style-name="T105_5">y</text:span><text:span text:style-name="T105_6">);<text:s/>//<text:s/></text:span><text:span text:style-name="T105_7">round</text:span><text:span text:style-name="T105_8">(</text:span><text:span text:style-name="T105_9">y</text:span><text:span text:style-name="T105_10">)<text:s/></text:span><text:span text:style-name="T105_11">returns</text:span><text:span text:style-name="T105_12"><text:s/></text:span><text:span text:style-name="T105_13">the</text:span><text:span text:style-name="T105_14"><text:s/></text:span><text:span text:style-name="T105_15">double</text:span><text:span text:style-name="T105_16"><text:s/>3.0<text:s/>(</text:span><text:span text:style-name="T105_17">the</text:span><text:span text:style-name="T105_18"><text:s/></text:span><text:span text:style-name="T105_19">closest</text:span><text:span text:style-name="T105_20"><text:s/></text:span><text:span text:style-name="T105_21">integer</text:span><text:span text:style-name="T105_22"><text:s/></text:span><text:span text:style-name="T105_23">to</text:span><text:span text:style-name="T105_24"><text:s/></text:span><text:span text:style-name="T105_25">the</text:span><text:span text:style-name="T105_26"><text:s/></text:span><text:span text:style-name="T105_27">passed</text:span><text:span text:style-name="T105_28"><text:s/></text:span><text:span text:style-name="T105_29">parameter</text:span><text:span text:style-name="T105_30">)</text:span></text:p>
      <text:p text:style-name="P106"><text:span text:style-name="T106_1">//<text:s/></text:span><text:span text:style-name="T106_2">This</text:span><text:span text:style-name="T106_3"><text:s/></text:span><text:span text:style-name="T106_4">double</text:span><text:span text:style-name="T106_5"><text:s/></text:span><text:span text:style-name="T106_6">is</text:span><text:span text:style-name="T106_7"><text:s/></text:span><text:span text:style-name="T106_8">then</text:span><text:span text:style-name="T106_9"><text:s/></text:span><text:span text:style-name="T106_10">converted</text:span><text:span text:style-name="T106_11"><text:s/></text:span><text:span text:style-name="T106_12">to</text:span><text:span text:style-name="T106_13"><text:s/></text:span><text:span text:style-name="T106_14">the</text:span><text:span text:style-name="T106_15"><text:s/></text:span><text:span text:style-name="T106_16">int</text:span><text:span text:style-name="T106_17"><text:s/>3</text:span></text:p>
      <text:p text:style-name="P107"><text:span text:style-name="T107_1">std</text:span><text:span text:style-name="T107_2">::</text:span><text:span text:style-name="T107_3">cout</text:span><text:span text:style-name="T107_4"><text:s/>&lt;&lt;<text:s/>"</text:span><text:span text:style-name="T107_5">x</text:span><text:span text:style-name="T107_6"><text:s/>=<text:s/>"<text:s/>&lt;&lt;<text:s/></text:span><text:span text:style-name="T107_7">x</text:span><text:span text:style-name="T107_8"><text:s/>&lt;&lt;<text:s/></text:span><text:span text:style-name="T107_9">std</text:span><text:span text:style-name="T107_10">::</text:span><text:span text:style-name="T107_11">endl</text:span><text:span text:style-name="T107_12">;<text:s/>//<text:s/></text:span><text:span text:style-name="T107_13">This</text:span><text:span text:style-name="T107_14"><text:s/></text:span><text:span text:style-name="T107_15">prints</text:span><text:span text:style-name="T107_16"><text:s/></text:span><text:span text:style-name="T107_17">x</text:span><text:span text:style-name="T107_18"><text:s/>=<text:s/>2</text:span></text:p>
      <text:p text:style-name="P108"/>
      <text:p text:style-name="P109"/>
      <text:p text:style-name="P110"><text:span text:style-name="T110_1">Coercion</text:span><text:span text:style-name="T110_2"><text:s/>&amp;<text:s/></text:span><text:span text:style-name="T110_3">Casting</text:span><text:span text:style-name="T110_4"><text:s/></text:span></text:p>
      <text:p text:style-name="P111"/>
      <text:p text:style-name="P112"><text:span text:style-name="T112_1">The</text:span><text:span text:style-name="T112_2"><text:s/></text:span><text:span text:style-name="T112_3">examples</text:span><text:span text:style-name="T112_4"><text:s/></text:span><text:span text:style-name="T112_5">in</text:span><text:span text:style-name="T112_6"><text:s/></text:span><text:span text:style-name="T112_7">the</text:span><text:span text:style-name="T112_8"><text:s/></text:span><text:span text:style-name="T112_9">previous</text:span><text:span text:style-name="T112_10"><text:s/></text:span><text:span text:style-name="T112_11">section</text:span><text:span text:style-name="T112_12"><text:s/></text:span><text:span text:style-name="T112_13">relied</text:span><text:span text:style-name="T112_14"><text:s/></text:span><text:span text:style-name="T112_15">on</text:span><text:span text:style-name="T112_16"><text:s/></text:span><text:span text:style-name="T112_17">the</text:span><text:span text:style-name="T112_18"><text:s/></text:span><text:span text:style-name="T112_19">compiler</text:span><text:span text:style-name="T112_20"><text:s/></text:span><text:span text:style-name="T112_21">to</text:span><text:span text:style-name="T112_22"><text:s/></text:span><text:span text:style-name="T112_23">perform</text:span><text:span text:style-name="T112_24"><text:s/></text:span><text:span text:style-name="T112_25">the</text:span><text:span text:style-name="T112_26"><text:s/></text:span><text:span text:style-name="T112_27">conversions</text:span><text:span text:style-name="T112_28"><text:s/></text:span><text:span text:style-name="T112_29">from</text:span><text:span text:style-name="T112_30"><text:s/></text:span><text:span text:style-name="T112_31">int</text:span><text:span text:style-name="T112_32"><text:s/></text:span><text:span text:style-name="T112_33">to</text:span><text:span text:style-name="T112_34"><text:s/></text:span><text:span text:style-name="T112_35">double</text:span><text:span text:style-name="T112_36"><text:s/></text:span><text:span text:style-name="T112_37">and</text:span><text:span text:style-name="T112_38"><text:s/></text:span><text:span text:style-name="T112_39">double</text:span><text:span text:style-name="T112_40"><text:s/></text:span><text:span text:style-name="T112_41">to</text:span><text:span text:style-name="T112_42"><text:s/></text:span><text:span text:style-name="T112_43">int</text:span><text:span text:style-name="T112_44">.<text:s/></text:span><text:span text:style-name="T112_45">This</text:span><text:span text:style-name="T112_46"><text:s/></text:span><text:span text:style-name="T112_47">implicit</text:span><text:span text:style-name="T112_48">,<text:s/></text:span><text:span text:style-name="T112_49">automatic</text:span><text:span text:style-name="T112_50"><text:s/></text:span><text:span text:style-name="T112_51">conversion</text:span><text:span text:style-name="T112_52"><text:s/></text:span><text:span text:style-name="T112_53">is</text:span><text:span text:style-name="T112_54"><text:s/></text:span><text:span text:style-name="T112_55">often</text:span><text:span text:style-name="T112_56"><text:s/></text:span><text:span text:style-name="T112_57">referred</text:span><text:span text:style-name="T112_58"><text:s/></text:span><text:span text:style-name="T112_59">to</text:span><text:span text:style-name="T112_60"><text:s/></text:span><text:span text:style-name="T112_61">as</text:span><text:span text:style-name="T112_62"><text:s/></text:span><text:span text:style-name="T112_63">coercion</text:span><text:span text:style-name="T112_64">,<text:s/></text:span><text:span text:style-name="T112_65">and</text:span><text:span text:style-name="T112_66"><text:s/></text:span><text:span text:style-name="T112_67">can</text:span><text:span text:style-name="T112_68"><text:s/></text:span><text:span text:style-name="T112_69">be</text:span><text:span text:style-name="T112_70"><text:s/></text:span><text:span text:style-name="T112_71">found</text:span><text:span text:style-name="T112_72"><text:s/></text:span><text:span text:style-name="T112_73">in</text:span><text:span text:style-name="T112_74"><text:s/></text:span><text:span text:style-name="T112_75">the</text:span><text:span text:style-name="T112_76"><text:s/></text:span><text:span text:style-name="T112_77">following</text:span><text:span text:style-name="T112_78"><text:s/></text:span><text:span text:style-name="T112_79">example</text:span><text:span text:style-name="T112_80">:</text:span></text:p>
      <text:p text:style-name="P113"/>
      <text:p text:style-name="P114"><text:span text:style-name="T114_1">int</text:span><text:span text:style-name="T114_2"><text:s/></text:span><text:span text:style-name="T114_3">z</text:span><text:span text:style-name="T114_4"><text:s/>=<text:s/>3.3<text:s/>+<text:s/>4.8;<text:s/>//<text:s/></text:span><text:span text:style-name="T114_5">z</text:span><text:span text:style-name="T114_6"><text:s/></text:span><text:span text:style-name="T114_7">is</text:span><text:span text:style-name="T114_8"><text:s/></text:span><text:span text:style-name="T114_9">set</text:span><text:span text:style-name="T114_10"><text:s/></text:span><text:span text:style-name="T114_11">to</text:span><text:span text:style-name="T114_12"><text:s/></text:span><text:span text:style-name="T114_13">the</text:span><text:span text:style-name="T114_14"><text:s/></text:span><text:span text:style-name="T114_15">integer</text:span><text:span text:style-name="T114_16"><text:s/>8<text:s/>(</text:span><text:span text:style-name="T114_17">coerced</text:span><text:span text:style-name="T114_18"><text:s/></text:span><text:span text:style-name="T114_19">from</text:span><text:span text:style-name="T114_20"><text:s/></text:span><text:span text:style-name="T114_21">the</text:span><text:span text:style-name="T114_22"><text:s/></text:span><text:span text:style-name="T114_23">double</text:span><text:span text:style-name="T114_24"><text:s/>8.1)</text:span></text:p>
      <text:p text:style-name="P115"/>
      <text:p text:style-name="P116"><text:span text:style-name="T116_1">The</text:span><text:span text:style-name="T116_2"><text:s/></text:span><text:span text:style-name="T116_3">compiler</text:span><text:span text:style-name="T116_4"><text:s/></text:span><text:span text:style-name="T116_5">still</text:span><text:span text:style-name="T116_6"><text:s/></text:span><text:span text:style-name="T116_7">warns</text:span><text:span text:style-name="T116_8"><text:s/></text:span><text:span text:style-name="T116_9">us</text:span><text:span text:style-name="T116_10"><text:s/></text:span><text:span text:style-name="T116_11">that</text:span><text:span text:style-name="T116_12"><text:s/></text:span><text:span text:style-name="T116_13">it</text:span><text:span text:style-name="T116_14"><text:s/></text:span><text:span text:style-name="T116_15">is</text:span><text:span text:style-name="T116_16"><text:s/></text:span><text:span text:style-name="T116_17">converting</text:span><text:span text:style-name="T116_18"><text:s/></text:span><text:span text:style-name="T116_19">the</text:span><text:span text:style-name="T116_20"><text:s/></text:span><text:span text:style-name="T116_21">double</text:span><text:span text:style-name="T116_22"><text:s/></text:span><text:span text:style-name="T116_23">to</text:span><text:span text:style-name="T116_24"><text:s/></text:span><text:span text:style-name="T116_25">an</text:span><text:span text:style-name="T116_26"><text:s/></text:span><text:span text:style-name="T116_27">int</text:span><text:span text:style-name="T116_28">.<text:s/></text:span><text:span text:style-name="T116_29">In</text:span><text:span text:style-name="T116_30"><text:s/></text:span><text:span text:style-name="T116_31">this</text:span><text:span text:style-name="T116_32"><text:s/></text:span><text:span text:style-name="T116_33">case</text:span><text:span text:style-name="T116_34">,<text:s/></text:span><text:span text:style-name="T116_35">we</text:span><text:span text:style-name="T116_36"><text:s/></text:span><text:span text:style-name="T116_37">know</text:span><text:span text:style-name="T116_38"><text:s/></text:span><text:span text:style-name="T116_39">that</text:span><text:span text:style-name="T116_40"><text:s/></text:span><text:span text:style-name="T116_41">we</text:span><text:span text:style-name="T116_42"><text:s/></text:span><text:span text:style-name="T116_43">want</text:span><text:span text:style-name="T116_44"><text:s/></text:span><text:span text:style-name="T116_45">an</text:span><text:span text:style-name="T116_46"><text:s/></text:span><text:span text:style-name="T116_47">integer</text:span><text:span text:style-name="T116_48"><text:s/></text:span><text:span text:style-name="T116_49">value</text:span><text:span text:style-name="T116_50">,<text:s/></text:span><text:span text:style-name="T116_51">so</text:span><text:span text:style-name="T116_52"><text:s/></text:span><text:span text:style-name="T116_53">we</text:span><text:span text:style-name="T116_54"><text:s/></text:span><text:span text:style-name="T116_55">can</text:span><text:span text:style-name="T116_56"><text:s/></text:span><text:span text:style-name="T116_57">tell</text:span><text:span text:style-name="T116_58"><text:s/></text:span><text:span text:style-name="T116_59">the</text:span><text:span text:style-name="T116_60"><text:s/></text:span><text:span text:style-name="T116_61">compiler</text:span><text:span text:style-name="T116_62"><text:s/></text:span><text:span text:style-name="T116_63">to</text:span><text:span text:style-name="T116_64"><text:s/></text:span><text:span text:style-name="T116_65">explicitly</text:span><text:span text:style-name="T116_66"><text:s/></text:span><text:span text:style-name="T116_67">convert</text:span><text:span text:style-name="T116_68"><text:s/></text:span><text:span text:style-name="T116_69">the</text:span><text:span text:style-name="T116_70"><text:s/></text:span><text:span text:style-name="T116_71">double</text:span><text:span text:style-name="T116_72"><text:s/></text:span><text:span text:style-name="T116_73">to</text:span><text:span text:style-name="T116_74"><text:s/></text:span><text:span text:style-name="T116_75">an</text:span><text:span text:style-name="T116_76"><text:s/></text:span><text:span text:style-name="T116_77">int</text:span><text:span text:style-name="T116_78"><text:s/></text:span><text:span text:style-name="T116_79">using</text:span><text:span text:style-name="T116_80"><text:s/></text:span><text:span text:style-name="T116_81">casting</text:span><text:span text:style-name="T116_82">,<text:s/></text:span><text:span text:style-name="T116_83">as</text:span><text:span text:style-name="T116_84"><text:s/></text:span><text:span text:style-name="T116_85">follows</text:span><text:span text:style-name="T116_86">:</text:span></text:p>
      <text:p text:style-name="P117"/>
      <text:p text:style-name="P118"><text:span text:style-name="T118_1">int</text:span><text:span text:style-name="T118_2"><text:s/></text:span><text:span text:style-name="T118_3">z</text:span><text:span text:style-name="T118_4"><text:s/>=<text:s/>(</text:span><text:span text:style-name="T118_5">int</text:span><text:span text:style-name="T118_6">)3.3<text:s/>+<text:s/>(</text:span><text:span text:style-name="T118_7">int</text:span><text:span text:style-name="T118_8">)4.8;<text:s/>//<text:s/></text:span><text:span text:style-name="T118_9">z</text:span><text:span text:style-name="T118_10"><text:s/></text:span><text:span text:style-name="T118_11">is</text:span><text:span text:style-name="T118_12"><text:s/></text:span><text:span text:style-name="T118_13">set</text:span><text:span text:style-name="T118_14"><text:s/></text:span><text:span text:style-name="T118_15">to</text:span><text:span text:style-name="T118_16"><text:s/>7</text:span></text:p>
      <text:p text:style-name="P119"/>
      <text:p text:style-name="P120"><text:span text:style-name="T120_1">We</text:span><text:span text:style-name="T120_2"><text:s/></text:span><text:span text:style-name="T120_3">enclose</text:span><text:span text:style-name="T120_4"><text:s/></text:span><text:span text:style-name="T120_5">the</text:span><text:span text:style-name="T120_6"><text:s/>“</text:span><text:span text:style-name="T120_7">target</text:span><text:span text:style-name="T120_8">”<text:s/></text:span><text:span text:style-name="T120_9">type</text:span><text:span text:style-name="T120_10"><text:s/></text:span><text:span text:style-name="T120_11">in</text:span><text:span text:style-name="T120_12"><text:s/></text:span><text:span text:style-name="T120_13">parentheses</text:span><text:span text:style-name="T120_14"><text:s/>(</text:span><text:span text:style-name="T120_15">in</text:span><text:span text:style-name="T120_16"><text:s/></text:span><text:span text:style-name="T120_17">this</text:span><text:span text:style-name="T120_18"><text:s/></text:span><text:span text:style-name="T120_19">case</text:span><text:span text:style-name="T120_20">,<text:s/></text:span><text:span text:style-name="T120_21">int</text:span><text:span text:style-name="T120_22">)<text:s/></text:span><text:span text:style-name="T120_23">and</text:span><text:span text:style-name="T120_24"><text:s/></text:span><text:span text:style-name="T120_25">place</text:span><text:span text:style-name="T120_26"><text:s/></text:span><text:span text:style-name="T120_27">it</text:span><text:span text:style-name="T120_28"><text:s/></text:span><text:span text:style-name="T120_29">before</text:span><text:span text:style-name="T120_30"><text:s/></text:span><text:span text:style-name="T120_31">the</text:span><text:span text:style-name="T120_32"><text:s/></text:span><text:span text:style-name="T120_33">value</text:span><text:span text:style-name="T120_34"><text:s/></text:span><text:span text:style-name="T120_35">or</text:span><text:span text:style-name="T120_36"><text:s/></text:span><text:span text:style-name="T120_37">expression</text:span><text:span text:style-name="T120_38"><text:s/></text:span><text:span text:style-name="T120_39">we</text:span><text:span text:style-name="T120_40"><text:s/></text:span><text:span text:style-name="T120_41">want</text:span><text:span text:style-name="T120_42"><text:s/></text:span><text:span text:style-name="T120_43">to</text:span><text:span text:style-name="T120_44"><text:s/></text:span><text:span text:style-name="T120_45">convert</text:span><text:span text:style-name="T120_46">.<text:s/></text:span><text:span text:style-name="T120_47">Doing</text:span><text:span text:style-name="T120_48"><text:s/></text:span><text:span text:style-name="T120_49">this</text:span><text:span text:style-name="T120_50"><text:s/></text:span><text:span text:style-name="T120_51">removes</text:span><text:span text:style-name="T120_52"><text:s/></text:span><text:span text:style-name="T120_53">the</text:span><text:span text:style-name="T120_54"><text:s/></text:span><text:span text:style-name="T120_55">warning</text:span><text:span text:style-name="T120_56"><text:s/></text:span><text:span text:style-name="T120_57">that</text:span><text:span text:style-name="T120_58"><text:s/></text:span><text:span text:style-name="T120_59">the</text:span><text:span text:style-name="T120_60"><text:s/></text:span><text:span text:style-name="T120_61">compiler</text:span><text:span text:style-name="T120_62"><text:s/></text:span><text:span text:style-name="T120_63">produces</text:span><text:span text:style-name="T120_64"><text:s/></text:span><text:span text:style-name="T120_65">when</text:span><text:span text:style-name="T120_66"><text:s/></text:span><text:span text:style-name="T120_67">it</text:span><text:span text:style-name="T120_68"><text:s/></text:span><text:span text:style-name="T120_69">coerces</text:span><text:span text:style-name="T120_70"><text:s/></text:span><text:span text:style-name="T120_71">the</text:span><text:span text:style-name="T120_72"><text:s/></text:span><text:span text:style-name="T120_73">double</text:span><text:span text:style-name="T120_74"><text:s/></text:span><text:span text:style-name="T120_75">to</text:span><text:span text:style-name="T120_76"><text:s/></text:span><text:span text:style-name="T120_77">int</text:span><text:span text:style-name="T120_78">.<text:s/></text:span><text:span text:style-name="T120_79">The</text:span><text:span text:style-name="T120_80"><text:s/></text:span><text:span text:style-name="T120_81">above</text:span><text:span text:style-name="T120_82"><text:s/></text:span><text:span text:style-name="T120_83">still</text:span><text:span text:style-name="T120_84"><text:s/></text:span><text:span text:style-name="T120_85">isn</text:span><text:span text:style-name="T120_86">’</text:span><text:span text:style-name="T120_87">t</text:span><text:span text:style-name="T120_88"><text:s/></text:span><text:span text:style-name="T120_89">quite</text:span><text:span text:style-name="T120_90"><text:s/></text:span><text:span text:style-name="T120_91">what</text:span><text:span text:style-name="T120_92"><text:s/></text:span><text:span text:style-name="T120_93">we</text:span><text:span text:style-name="T120_94"><text:s/></text:span><text:span text:style-name="T120_95">want</text:span><text:span text:style-name="T120_96">,<text:s/></text:span><text:span text:style-name="T120_97">though</text:span><text:span text:style-name="T120_98">,<text:s/></text:span><text:span text:style-name="T120_99">since</text:span><text:span text:style-name="T120_100"><text:s/></text:span><text:span text:style-name="T120_101">the</text:span><text:span text:style-name="T120_102"><text:s/></text:span><text:span text:style-name="T120_103">individual</text:span><text:span text:style-name="T120_104"><text:s/></text:span><text:span text:style-name="T120_105">doubles</text:span><text:span text:style-name="T120_106"><text:s/></text:span><text:span text:style-name="T120_107">are</text:span><text:span text:style-name="T120_108"><text:s/></text:span><text:span text:style-name="T120_109">converted</text:span><text:span text:style-name="T120_110"><text:s/></text:span><text:span text:style-name="T120_111">to</text:span><text:span text:style-name="T120_112"><text:s/>3<text:s/></text:span><text:span text:style-name="T120_113">and</text:span><text:span text:style-name="T120_114"><text:s/>4,<text:s/></text:span><text:span text:style-name="T120_115">respectively</text:span><text:span text:style-name="T120_116">.<text:s/>(</text:span><text:span text:style-name="T120_117">Remember</text:span><text:span text:style-name="T120_118"><text:s/></text:span><text:span text:style-name="T120_119">that</text:span><text:span text:style-name="T120_120"><text:s/></text:span><text:span text:style-name="T120_121">converting</text:span><text:span text:style-name="T120_122"><text:s/></text:span><text:span text:style-name="T120_123">from</text:span><text:span text:style-name="T120_124"><text:s/></text:span><text:span text:style-name="T120_125">a</text:span><text:span text:style-name="T120_126"><text:s/></text:span><text:span text:style-name="T120_127">double</text:span><text:span text:style-name="T120_128"><text:s/></text:span><text:span text:style-name="T120_129">to</text:span><text:span text:style-name="T120_130"><text:s/></text:span><text:span text:style-name="T120_131">an</text:span><text:span text:style-name="T120_132"><text:s/></text:span><text:span text:style-name="T120_133">int</text:span><text:span text:style-name="T120_134"><text:s/></text:span><text:span text:style-name="T120_135">drops</text:span><text:span text:style-name="T120_136"><text:s/></text:span><text:span text:style-name="T120_137">the</text:span><text:span text:style-name="T120_138"><text:s/></text:span><text:span text:style-name="T120_139">part</text:span><text:span text:style-name="T120_140"><text:s/></text:span><text:span text:style-name="T120_141">after</text:span><text:span text:style-name="T120_142"><text:s/></text:span><text:span text:style-name="T120_143">the</text:span><text:span text:style-name="T120_144"><text:s/></text:span><text:span text:style-name="T120_145">decimal</text:span><text:span text:style-name="T120_146"><text:s/></text:span><text:span text:style-name="T120_147">point</text:span><text:span text:style-name="T120_148"><text:s/></text:span><text:span text:style-name="T120_149">rather</text:span><text:span text:style-name="T120_150"><text:s/></text:span><text:span text:style-name="T120_151">than</text:span><text:span text:style-name="T120_152"><text:s/></text:span><text:span text:style-name="T120_153">rounding</text:span><text:span text:style-name="T120_154">!)<text:s/></text:span><text:span text:style-name="T120_155">It</text:span><text:span text:style-name="T120_156"><text:s/></text:span><text:span text:style-name="T120_157">would</text:span><text:span text:style-name="T120_158"><text:s/></text:span><text:span text:style-name="T120_159">be</text:span><text:span text:style-name="T120_160"><text:s/></text:span><text:span text:style-name="T120_161">better</text:span><text:span text:style-name="T120_162"><text:s/></text:span><text:span text:style-name="T120_163">to</text:span><text:span text:style-name="T120_164"><text:s/></text:span><text:span text:style-name="T120_165">convert</text:span><text:span text:style-name="T120_166"><text:s/></text:span><text:span text:style-name="T120_167">the</text:span><text:span text:style-name="T120_168"><text:s/></text:span><text:span text:style-name="T120_169">result</text:span><text:span text:style-name="T120_170"><text:s/></text:span><text:span text:style-name="T120_171">of</text:span><text:span text:style-name="T120_172"><text:s/></text:span><text:span text:style-name="T120_173">the</text:span><text:span text:style-name="T120_174"><text:s/></text:span><text:span text:style-name="T120_175">addition</text:span><text:span text:style-name="T120_176">,<text:s/></text:span><text:span text:style-name="T120_177">rather</text:span><text:span text:style-name="T120_178"><text:s/></text:span><text:span text:style-name="T120_179">than</text:span><text:span text:style-name="T120_180"><text:s/></text:span><text:span text:style-name="T120_181">the</text:span><text:span text:style-name="T120_182"><text:s/></text:span><text:span text:style-name="T120_183">individual</text:span><text:span text:style-name="T120_184"><text:s/></text:span><text:span text:style-name="T120_185">values</text:span><text:span text:style-name="T120_186">,<text:s/></text:span><text:span text:style-name="T120_187">like</text:span><text:span text:style-name="T120_188"><text:s/></text:span><text:span text:style-name="T120_189">this</text:span><text:span text:style-name="T120_190">:</text:span></text:p>
      <text:p text:style-name="P121"/>
      <text:p text:style-name="P122"><text:span text:style-name="T122_1">int</text:span><text:span text:style-name="T122_2"><text:s/></text:span><text:span text:style-name="T122_3">z</text:span><text:span text:style-name="T122_4"><text:s/>=<text:s/>(</text:span><text:span text:style-name="T122_5">int</text:span><text:span text:style-name="T122_6">)(3.3<text:s/>+<text:s/>4.8);<text:s/>//<text:s/></text:span><text:span text:style-name="T122_7">z</text:span><text:span text:style-name="T122_8"><text:s/></text:span><text:span text:style-name="T122_9">is</text:span><text:span text:style-name="T122_10"><text:s/></text:span><text:span text:style-name="T122_11">set</text:span><text:span text:style-name="T122_12"><text:s/></text:span><text:span text:style-name="T122_13">to</text:span><text:span text:style-name="T122_14"><text:s/>8</text:span></text:p>
      <text:p text:style-name="P123"/>
      <text:p text:style-name="P124"><text:span text:style-name="T124_1">Automatic</text:span><text:span text:style-name="T124_2"><text:s/></text:span><text:span text:style-name="T124_3">Types</text:span><text:span text:style-name="T124_4"><text:s/></text:span><text:span text:style-name="T124_5">in</text:span><text:span text:style-name="T124_6"><text:s/></text:span><text:span text:style-name="T124_7">C</text:span><text:span text:style-name="T124_8">++11</text:span></text:p>
      <text:p text:style-name="P125"/>
      <text:p text:style-name="P126"><text:span text:style-name="T126_1">C</text:span><text:span text:style-name="T126_2">++11<text:s/></text:span><text:span text:style-name="T126_3">introduces</text:span><text:span text:style-name="T126_4"><text:s/></text:span><text:span text:style-name="T126_5">the</text:span><text:span text:style-name="T126_6"><text:s/></text:span><text:span text:style-name="T126_7">auto</text:span><text:span text:style-name="T126_8"><text:s/></text:span><text:span text:style-name="T126_9">data</text:span><text:span text:style-name="T126_10"><text:s/></text:span><text:span text:style-name="T126_11">type</text:span><text:span text:style-name="T126_12">,<text:s/></text:span><text:span text:style-name="T126_13">which</text:span><text:span text:style-name="T126_14"><text:s/></text:span><text:span text:style-name="T126_15">leaves</text:span><text:span text:style-name="T126_16"><text:s/></text:span><text:span text:style-name="T126_17">the</text:span><text:span text:style-name="T126_18"><text:s/></text:span><text:span text:style-name="T126_19">determination</text:span><text:span text:style-name="T126_20"><text:s/></text:span><text:span text:style-name="T126_21">of</text:span><text:span text:style-name="T126_22"><text:s/></text:span><text:span text:style-name="T126_23">a</text:span><text:span text:style-name="T126_24"><text:s/></text:span><text:span text:style-name="T126_25">variable</text:span><text:span text:style-name="T126_26">’</text:span><text:span text:style-name="T126_27">s</text:span><text:span text:style-name="T126_28"><text:s/></text:span><text:span text:style-name="T126_29">type</text:span><text:span text:style-name="T126_30"><text:s/></text:span><text:span text:style-name="T126_31">up</text:span><text:span text:style-name="T126_32"><text:s/></text:span><text:span text:style-name="T126_33">to</text:span><text:span text:style-name="T126_34"><text:s/></text:span><text:span text:style-name="T126_35">the</text:span><text:span text:style-name="T126_36"><text:s/></text:span><text:span text:style-name="T126_37">compiler</text:span><text:span text:style-name="T126_38">.<text:s/></text:span><text:span text:style-name="T126_39">At</text:span><text:span text:style-name="T126_40"><text:s/></text:span><text:span text:style-name="T126_41">compile</text:span><text:span text:style-name="T126_42"><text:s/></text:span><text:span text:style-name="T126_43">time</text:span><text:span text:style-name="T126_44">,<text:s/></text:span><text:span text:style-name="T126_45">the</text:span><text:span text:style-name="T126_46"><text:s/></text:span><text:span text:style-name="T126_47">data</text:span><text:span text:style-name="T126_48"><text:s/></text:span><text:span text:style-name="T126_49">type</text:span><text:span text:style-name="T126_50"><text:s/></text:span><text:span text:style-name="T126_51">of</text:span><text:span text:style-name="T126_52"><text:s/></text:span><text:span text:style-name="T126_53">the</text:span><text:span text:style-name="T126_54"><text:s/></text:span><text:span text:style-name="T126_55">value</text:span><text:span text:style-name="T126_56"><text:s/></text:span><text:span text:style-name="T126_57">that</text:span><text:span text:style-name="T126_58"><text:s/></text:span><text:span text:style-name="T126_59">is</text:span><text:span text:style-name="T126_60"><text:s/></text:span><text:span text:style-name="T126_61">assigned</text:span><text:span text:style-name="T126_62"><text:s/></text:span><text:span text:style-name="T126_63">determines</text:span><text:span text:style-name="T126_64"><text:s/></text:span><text:span text:style-name="T126_65">the</text:span><text:span text:style-name="T126_66"><text:s/></text:span><text:span text:style-name="T126_67">data</text:span><text:span text:style-name="T126_68"><text:s/></text:span><text:span text:style-name="T126_69">type</text:span><text:span text:style-name="T126_70"><text:s/></text:span><text:span text:style-name="T126_71">that</text:span><text:span text:style-name="T126_72"><text:s/></text:span><text:span text:style-name="T126_73">replaces</text:span><text:span text:style-name="T126_74"><text:s/></text:span><text:span text:style-name="T126_75">the</text:span><text:span text:style-name="T126_76"><text:s/></text:span><text:span text:style-name="T126_77">auto</text:span><text:span text:style-name="T126_78"><text:s/></text:span><text:span text:style-name="T126_79">type</text:span><text:span text:style-name="T126_80">.</text:span></text:p>
      <text:p text:style-name="P127"/>
      <text:p text:style-name="P128"><text:span text:style-name="T128_1">auto</text:span><text:span text:style-name="T128_2"><text:s/></text:span><text:span text:style-name="T128_3">myVar</text:span><text:span text:style-name="T128_4"><text:s/>=<text:s/>3;<text:s/>//<text:s/></text:span><text:span text:style-name="T128_5">myVar</text:span><text:span text:style-name="T128_6"><text:s/></text:span><text:span text:style-name="T128_7">is</text:span><text:span text:style-name="T128_8"><text:s/></text:span><text:span text:style-name="T128_9">an</text:span><text:span text:style-name="T128_10"><text:s/></text:span><text:span text:style-name="T128_11">int</text:span></text:p>
      <text:p text:style-name="P129"><text:span text:style-name="T129_1">auto</text:span><text:span text:style-name="T129_2"><text:s/></text:span><text:span text:style-name="T129_3">myVar</text:span><text:span text:style-name="T129_4">2<text:s/>=<text:s/>&amp;</text:span><text:span text:style-name="T129_5">myVar</text:span><text:span text:style-name="T129_6">;<text:s/>//<text:s/></text:span><text:span text:style-name="T129_7">myVar</text:span><text:span text:style-name="T129_8">2<text:s/></text:span><text:span text:style-name="T129_9">is</text:span><text:span text:style-name="T129_10"><text:s/></text:span><text:span text:style-name="T129_11">an</text:span><text:span text:style-name="T129_12"><text:s/></text:span><text:span text:style-name="T129_13">int</text:span><text:span text:style-name="T129_14">*</text:span></text:p>
      <text:p text:style-name="P130"><text:span text:style-name="T130_1">auto</text:span><text:span text:style-name="T130_2"><text:s/></text:span><text:span text:style-name="T130_3">myVar</text:span><text:span text:style-name="T130_4">3<text:s/>=<text:s/>‘</text:span><text:span text:style-name="T130_5">t</text:span><text:span text:style-name="T130_6">’;<text:s/>//<text:s/></text:span><text:span text:style-name="T130_7">myVar</text:span><text:span text:style-name="T130_8">3<text:s/></text:span><text:span text:style-name="T130_9">is</text:span><text:span text:style-name="T130_10"><text:s/></text:span><text:span text:style-name="T130_11">a</text:span><text:span text:style-name="T130_12"><text:s/></text:span><text:span text:style-name="T130_13">char</text:span></text:p>
      <text:p text:style-name="P131"/>
      <text:p text:style-name="P132"><text:span text:style-name="T132_1">The</text:span><text:span text:style-name="T132_2"><text:s/></text:span><text:span text:style-name="T132_3">decltype</text:span><text:span text:style-name="T132_4"><text:s/></text:span><text:span text:style-name="T132_5">operator</text:span><text:span text:style-name="T132_6"><text:s/></text:span><text:span text:style-name="T132_7">is</text:span><text:span text:style-name="T132_8"><text:s/></text:span><text:span text:style-name="T132_9">another</text:span><text:span text:style-name="T132_10"><text:s/></text:span><text:span text:style-name="T132_11">new</text:span><text:span text:style-name="T132_12"><text:s/></text:span><text:span text:style-name="T132_13">feature</text:span><text:span text:style-name="T132_14">,<text:s/></text:span><text:span text:style-name="T132_15">which</text:span><text:span text:style-name="T132_16"><text:s/></text:span><text:span text:style-name="T132_17">extracts</text:span><text:span text:style-name="T132_18"><text:s/></text:span><text:span text:style-name="T132_19">types</text:span><text:span text:style-name="T132_20"><text:s/></text:span><text:span text:style-name="T132_21">from</text:span><text:span text:style-name="T132_22"><text:s/></text:span><text:span text:style-name="T132_23">objects</text:span><text:span text:style-name="T132_24"><text:s/></text:span><text:span text:style-name="T132_25">and</text:span><text:span text:style-name="T132_26"><text:s/></text:span><text:span text:style-name="T132_27">is</text:span><text:span text:style-name="T132_28"><text:s/></text:span><text:span text:style-name="T132_29">used</text:span><text:span text:style-name="T132_30"><text:s/></text:span><text:span text:style-name="T132_31">in</text:span><text:span text:style-name="T132_32"><text:s/></text:span><text:span text:style-name="T132_33">a</text:span><text:span text:style-name="T132_34"><text:s/></text:span><text:span text:style-name="T132_35">similar</text:span><text:span text:style-name="T132_36"><text:s/></text:span><text:span text:style-name="T132_37">way</text:span><text:span text:style-name="T132_38"><text:s/></text:span><text:span text:style-name="T132_39">as</text:span><text:span text:style-name="T132_40"><text:s/></text:span><text:span text:style-name="T132_41">auto</text:span><text:span text:style-name="T132_42">:</text:span></text:p>
      <text:p text:style-name="P133"/>
      <text:p text:style-name="P134"><text:span text:style-name="T134_1">auto</text:span><text:span text:style-name="T134_2"><text:s/></text:span><text:span text:style-name="T134_3">myVar</text:span><text:span text:style-name="T134_4"><text:s/>=<text:s/>3;<text:s/>//<text:s/></text:span><text:span text:style-name="T134_5">myVar</text:span><text:span text:style-name="T134_6"><text:s/></text:span><text:span text:style-name="T134_7">is</text:span><text:span text:style-name="T134_8"><text:s/></text:span><text:span text:style-name="T134_9">an</text:span><text:span text:style-name="T134_10"><text:s/></text:span><text:span text:style-name="T134_11">int</text:span></text:p>
      <text:p text:style-name="P135"><text:span text:style-name="T135_1">decltype</text:span><text:span text:style-name="T135_2">(</text:span><text:span text:style-name="T135_3">myVar</text:span><text:span text:style-name="T135_4">)<text:s/></text:span><text:span text:style-name="T135_5">myVar</text:span><text:span text:style-name="T135_6">4;<text:s/>//<text:s/></text:span><text:span text:style-name="T135_7">myVar</text:span><text:span text:style-name="T135_8">4<text:s/></text:span><text:span text:style-name="T135_9">is</text:span><text:span text:style-name="T135_10"><text:s/></text:span><text:span text:style-name="T135_11">an</text:span><text:span text:style-name="T135_12"><text:s/></text:span><text:span text:style-name="T135_13">int</text:span></text:p>
      <text:p text:style-name="P136"><text:span text:style-name="T136_1">decltype</text:span><text:span text:style-name="T136_2">(</text:span><text:span text:style-name="T136_3">myVar</text:span><text:span text:style-name="T136_4"><text:s/>&lt;<text:s/>1)<text:s/></text:span><text:span text:style-name="T136_5">myVar</text:span><text:span text:style-name="T136_6">5;<text:s/>//<text:s/></text:span><text:span text:style-name="T136_7">myVar</text:span><text:span text:style-name="T136_8">5<text:s/></text:span><text:span text:style-name="T136_9">is</text:span><text:span text:style-name="T136_10"><text:s/></text:span><text:span text:style-name="T136_11">a</text:span><text:span text:style-name="T136_12"><text:s/></text:span><text:span text:style-name="T136_13">bool</text:span></text:p>
      <text:p text:style-name="P137"/>
      <text:p text:style-name="P138"><text:span text:style-name="T138_1">In</text:span><text:span text:style-name="T138_2"><text:s/></text:span><text:span text:style-name="T138_3">these</text:span><text:span text:style-name="T138_4"><text:s/></text:span><text:span text:style-name="T138_5">examples</text:span><text:span text:style-name="T138_6">,<text:s/></text:span><text:span text:style-name="T138_7">it</text:span><text:span text:style-name="T138_8"><text:s/></text:span><text:span text:style-name="T138_9">is</text:span><text:span text:style-name="T138_10"><text:s/></text:span><text:span text:style-name="T138_11">easy</text:span><text:span text:style-name="T138_12"><text:s/></text:span><text:span text:style-name="T138_13">to</text:span><text:span text:style-name="T138_14"><text:s/></text:span><text:span text:style-name="T138_15">determine</text:span><text:span text:style-name="T138_16"><text:s/></text:span><text:span text:style-name="T138_17">the</text:span><text:span text:style-name="T138_18"><text:s/></text:span><text:span text:style-name="T138_19">types</text:span><text:span text:style-name="T138_20"><text:s/></text:span><text:span text:style-name="T138_21">assigned</text:span><text:span text:style-name="T138_22"><text:s/></text:span><text:span text:style-name="T138_23">to</text:span><text:span text:style-name="T138_24"><text:s/></text:span><text:span text:style-name="T138_25">the</text:span><text:span text:style-name="T138_26"><text:s/></text:span><text:span text:style-name="T138_27">variable</text:span><text:span text:style-name="T138_28">,<text:s/></text:span><text:span text:style-name="T138_29">but</text:span><text:span text:style-name="T138_30"><text:s/></text:span><text:span text:style-name="T138_31">the</text:span><text:span text:style-name="T138_32"><text:s/></text:span><text:span text:style-name="T138_33">power</text:span><text:span text:style-name="T138_34"><text:s/></text:span><text:span text:style-name="T138_35">of</text:span><text:span text:style-name="T138_36"><text:s/></text:span><text:span text:style-name="T138_37">auto</text:span><text:span text:style-name="T138_38"><text:s/></text:span><text:span text:style-name="T138_39">is</text:span><text:span text:style-name="T138_40"><text:s/></text:span><text:span text:style-name="T138_41">in</text:span><text:span text:style-name="T138_42"><text:s/></text:span><text:span text:style-name="T138_43">conjunction</text:span><text:span text:style-name="T138_44"><text:s/></text:span><text:span text:style-name="T138_45">with</text:span><text:span text:style-name="T138_46"><text:s/></text:span><text:span text:style-name="T138_47">complicated</text:span><text:span text:style-name="T138_48"><text:s/></text:span><text:span text:style-name="T138_49">types</text:span><text:span text:style-name="T138_50"><text:s/></text:span><text:span text:style-name="T138_51">like</text:span><text:span text:style-name="T138_52"><text:s/></text:span><text:span text:style-name="T138_53">iterators</text:span><text:span text:style-name="T138_54"><text:s/></text:span><text:span text:style-name="T138_55">of</text:span><text:span text:style-name="T138_56"><text:s/></text:span><text:span text:style-name="T138_57">container</text:span><text:span text:style-name="T138_58"><text:s/></text:span><text:span text:style-name="T138_59">objects</text:span><text:span text:style-name="T138_60"><text:s/></text:span><text:span text:style-name="T138_61">as</text:span><text:span text:style-name="T138_62"><text:s/></text:span><text:span text:style-name="T138_63">discussed</text:span><text:span text:style-name="T138_64"><text:s/></text:span><text:span text:style-name="T138_65">in</text:span><text:span text:style-name="T138_66"><text:s/>[</text:span><text:span text:style-name="T138_67">XXX</text:span><text:span text:style-name="T138_68"><text:s/></text:span><text:span text:style-name="T138_69">Chapter</text:span><text:span text:style-name="T138_70"><text:s/></text:span><text:span text:style-name="T138_71">STL</text:span><text:span text:style-name="T138_72">].</text:span></text:p>
      <text:p text:style-name="P139"/>
      <text:p text:style-name="P140"><text:span text:style-name="T140_1">std</text:span><text:span text:style-name="T140_2">::</text:span><text:span text:style-name="T140_3">vector</text:span><text:span text:style-name="T140_4">&lt;</text:span><text:span text:style-name="T140_5">int</text:span><text:span text:style-name="T140_6">&gt;<text:s/></text:span><text:span text:style-name="T140_7">v</text:span><text:span text:style-name="T140_8">;<text:s/>//<text:s/></text:span><text:span text:style-name="T140_9">Create</text:span><text:span text:style-name="T140_10"><text:s/></text:span><text:span text:style-name="T140_11">a</text:span><text:span text:style-name="T140_12"><text:s/></text:span><text:span text:style-name="T140_13">vector</text:span><text:span text:style-name="T140_14"><text:s/></text:span><text:span text:style-name="T140_15">of</text:span><text:span text:style-name="T140_16"><text:s/></text:span><text:span text:style-name="T140_17">integers</text:span></text:p>
      <text:p text:style-name="P141"><text:span text:style-name="T141_1">v</text:span><text:span text:style-name="T141_2">.</text:span><text:span text:style-name="T141_3">push</text:span><text:span text:style-name="T141_4">_</text:span><text:span text:style-name="T141_5">back</text:span><text:span text:style-name="T141_6">(2);<text:s/>//<text:s/></text:span><text:span text:style-name="T141_7">Add</text:span><text:span text:style-name="T141_8"><text:s/>2<text:s/></text:span><text:span text:style-name="T141_9">to</text:span><text:span text:style-name="T141_10"><text:s/></text:span><text:span text:style-name="T141_11">the</text:span><text:span text:style-name="T141_12"><text:s/></text:span><text:span text:style-name="T141_13">vector</text:span></text:p>
      <text:p text:style-name="P142"><text:span text:style-name="T142_1">v</text:span><text:span text:style-name="T142_2">.</text:span><text:span text:style-name="T142_3">push</text:span><text:span text:style-name="T142_4">_</text:span><text:span text:style-name="T142_5">back</text:span><text:span text:style-name="T142_6">(8);<text:s/>//<text:s/></text:span><text:span text:style-name="T142_7">Add</text:span><text:span text:style-name="T142_8"><text:s/>8<text:s/></text:span><text:span text:style-name="T142_9">to</text:span><text:span text:style-name="T142_10"><text:s/></text:span><text:span text:style-name="T142_11">the</text:span><text:span text:style-name="T142_12"><text:s/></text:span><text:span text:style-name="T142_13">vector</text:span></text:p>
      <text:p text:style-name="P143"><text:span text:style-name="T143_1">auto</text:span><text:span text:style-name="T143_2"><text:s/></text:span><text:span text:style-name="T143_3">myIterator</text:span><text:span text:style-name="T143_4"><text:s/>=<text:s/></text:span><text:span text:style-name="T143_5">v</text:span><text:span text:style-name="T143_6">.</text:span><text:span text:style-name="T143_7">begin</text:span><text:span text:style-name="T143_8">();</text:span></text:p>
      <text:p text:style-name="P144"><text:span text:style-name="T144_1">//<text:s/></text:span><text:span text:style-name="T144_2">The</text:span><text:span text:style-name="T144_3"><text:s/></text:span><text:span text:style-name="T144_4">above</text:span><text:span text:style-name="T144_5"><text:s/></text:span><text:span text:style-name="T144_6">is</text:span><text:span text:style-name="T144_7"><text:s/></text:span><text:span text:style-name="T144_8">equivalent</text:span><text:span text:style-name="T144_9"><text:s/></text:span><text:span text:style-name="T144_10">to</text:span><text:span text:style-name="T144_11">:</text:span></text:p>
      <text:p text:style-name="P145"><text:span text:style-name="T145_1">//<text:s/></text:span><text:span text:style-name="T145_2">std</text:span><text:span text:style-name="T145_3">::</text:span><text:span text:style-name="T145_4">vector</text:span><text:span text:style-name="T145_5">&lt;</text:span><text:span text:style-name="T145_6">int</text:span><text:span text:style-name="T145_7">&gt;::</text:span><text:span text:style-name="T145_8">iterator</text:span><text:span text:style-name="T145_9"><text:s/></text:span><text:span text:style-name="T145_10">myIterator</text:span><text:span text:style-name="T145_11"><text:s/>=<text:s/></text:span><text:span text:style-name="T145_12">v</text:span><text:span text:style-name="T145_13">.</text:span><text:span text:style-name="T145_14">begin</text:span><text:span text:style-name="T145_15">();</text:span></text:p>
      <text:p text:style-name="P146"/>
      <text:p text:style-name="P147"><text:span text:style-name="T147_1">References</text:span></text:p>
      <text:p text:style-name="P148"/>
      <text:p text:style-name="P149"><text:span text:style-name="T149_1"><text:a xlink:type="simple" xlink:href="http://www.cplusplus.com/reference/cstdint/"><text:span text:style-name="T149_2">http</text:span></text:a></text:span><text:span text:style-name="T149_3"><text:a xlink:type="simple" xlink:href="http://www.cplusplus.com/reference/cstdint/"><text:span text:style-name="T149_4">://</text:span></text:a></text:span><text:span text:style-name="T149_5"><text:a xlink:type="simple" xlink:href="http://www.cplusplus.com/reference/cstdint/"><text:span text:style-name="T149_6">www</text:span></text:a></text:span><text:span text:style-name="T149_7"><text:a xlink:type="simple" xlink:href="http://www.cplusplus.com/reference/cstdint/"><text:span text:style-name="T149_8">.</text:span></text:a></text:span><text:span text:style-name="T149_9"><text:a xlink:type="simple" xlink:href="http://www.cplusplus.com/reference/cstdint/"><text:span text:style-name="T149_10">cplusplus</text:span></text:a></text:span><text:span text:style-name="T149_11"><text:a xlink:type="simple" xlink:href="http://www.cplusplus.com/reference/cstdint/"><text:span text:style-name="T149_12">.</text:span></text:a></text:span><text:span text:style-name="T149_13"><text:a xlink:type="simple" xlink:href="http://www.cplusplus.com/reference/cstdint/"><text:span text:style-name="T149_14">com</text:span></text:a></text:span><text:span text:style-name="T149_15"><text:a xlink:type="simple" xlink:href="http://www.cplusplus.com/reference/cstdint/"><text:span text:style-name="T149_16">/</text:span></text:a></text:span><text:span text:style-name="T149_17"><text:a xlink:type="simple" xlink:href="http://www.cplusplus.com/reference/cstdint/"><text:span text:style-name="T149_18">reference</text:span></text:a></text:span><text:span text:style-name="T149_19"><text:a xlink:type="simple" xlink:href="http://www.cplusplus.com/reference/cstdint/"><text:span text:style-name="T149_20">/</text:span></text:a></text:span><text:span text:style-name="T149_21"><text:a xlink:type="simple" xlink:href="http://www.cplusplus.com/reference/cstdint/"><text:span text:style-name="T149_22">cstdint</text:span></text:a></text:span><text:span text:style-name="T149_23"><text:a xlink:type="simple" xlink:href="http://www.cplusplus.com/reference/cstdint/"><text:span text:style-name="T149_24">/</text:span></text:a></text:span></text:p>
      <text:p text:style-name="P150"><text:span text:style-name="T150_1"><text:a xlink:type="simple" xlink:href="http://en.wikipedia.org/wiki/Floating_point"><text:span text:style-name="T150_2">http</text:span></text:a></text:span><text:span text:style-name="T150_3"><text:a xlink:type="simple" xlink:href="http://en.wikipedia.org/wiki/Floating_point"><text:span text:style-name="T150_4">://</text:span></text:a></text:span><text:span text:style-name="T150_5"><text:a xlink:type="simple" xlink:href="http://en.wikipedia.org/wiki/Floating_point"><text:span text:style-name="T150_6">en</text:span></text:a></text:span><text:span text:style-name="T150_7"><text:a xlink:type="simple" xlink:href="http://en.wikipedia.org/wiki/Floating_point"><text:span text:style-name="T150_8">.</text:span></text:a></text:span><text:span text:style-name="T150_9"><text:a xlink:type="simple" xlink:href="http://en.wikipedia.org/wiki/Floating_point"><text:span text:style-name="T150_10">wikipedia</text:span></text:a></text:span><text:span text:style-name="T150_11"><text:a xlink:type="simple" xlink:href="http://en.wikipedia.org/wiki/Floating_point"><text:span text:style-name="T150_12">.</text:span></text:a></text:span><text:span text:style-name="T150_13"><text:a xlink:type="simple" xlink:href="http://en.wikipedia.org/wiki/Floating_point"><text:span text:style-name="T150_14">org</text:span></text:a></text:span><text:span text:style-name="T150_15"><text:a xlink:type="simple" xlink:href="http://en.wikipedia.org/wiki/Floating_point"><text:span text:style-name="T150_16">/</text:span></text:a></text:span><text:span text:style-name="T150_17"><text:a xlink:type="simple" xlink:href="http://en.wikipedia.org/wiki/Floating_point"><text:span text:style-name="T150_18">wiki</text:span></text:a></text:span><text:span text:style-name="T150_19"><text:a xlink:type="simple" xlink:href="http://en.wikipedia.org/wiki/Floating_point"><text:span text:style-name="T150_20">/</text:span></text:a></text:span><text:span text:style-name="T150_21"><text:a xlink:type="simple" xlink:href="http://en.wikipedia.org/wiki/Floating_point"><text:span text:style-name="T150_22">Floating</text:span></text:a></text:span><text:span text:style-name="T150_23"><text:a xlink:type="simple" xlink:href="http://en.wikipedia.org/wiki/Floating_point"><text:span text:style-name="T150_24">_</text:span></text:a></text:span><text:span text:style-name="T150_25"><text:a xlink:type="simple" xlink:href="http://en.wikipedia.org/wiki/Floating_point"><text:span text:style-name="T150_26">point</text:span></text:a></text:span><text:span text:style-name="T150_27"><text:s/></text:span></text:p>
      <text:p text:style-name="P151"><text:span text:style-name="T151_1"><text:a xlink:type="simple" xlink:href="http://en.wikipedia.org/wiki/IEEE_floating_point"><text:span text:style-name="T151_2">http</text:span></text:a></text:span><text:span text:style-name="T151_3"><text:a xlink:type="simple" xlink:href="http://en.wikipedia.org/wiki/IEEE_floating_point"><text:span text:style-name="T151_4">://</text:span></text:a></text:span><text:span text:style-name="T151_5"><text:a xlink:type="simple" xlink:href="http://en.wikipedia.org/wiki/IEEE_floating_point"><text:span text:style-name="T151_6">en</text:span></text:a></text:span><text:span text:style-name="T151_7"><text:a xlink:type="simple" xlink:href="http://en.wikipedia.org/wiki/IEEE_floating_point"><text:span text:style-name="T151_8">.</text:span></text:a></text:span><text:span text:style-name="T151_9"><text:a xlink:type="simple" xlink:href="http://en.wikipedia.org/wiki/IEEE_floating_point"><text:span text:style-name="T151_10">wikipedia</text:span></text:a></text:span><text:span text:style-name="T151_11"><text:a xlink:type="simple" xlink:href="http://en.wikipedia.org/wiki/IEEE_floating_point"><text:span text:style-name="T151_12">.</text:span></text:a></text:span><text:span text:style-name="T151_13"><text:a xlink:type="simple" xlink:href="http://en.wikipedia.org/wiki/IEEE_floating_point"><text:span text:style-name="T151_14">org</text:span></text:a></text:span><text:span text:style-name="T151_15"><text:a xlink:type="simple" xlink:href="http://en.wikipedia.org/wiki/IEEE_floating_point"><text:span text:style-name="T151_16">/</text:span></text:a></text:span><text:span text:style-name="T151_17"><text:a xlink:type="simple" xlink:href="http://en.wikipedia.org/wiki/IEEE_floating_point"><text:span text:style-name="T151_18">wiki</text:span></text:a></text:span><text:span text:style-name="T151_19"><text:a xlink:type="simple" xlink:href="http://en.wikipedia.org/wiki/IEEE_floating_point"><text:span text:style-name="T151_20">/</text:span></text:a></text:span><text:span text:style-name="T151_21"><text:a xlink:type="simple" xlink:href="http://en.wikipedia.org/wiki/IEEE_floating_point"><text:span text:style-name="T151_22">IEEE</text:span></text:a></text:span><text:span text:style-name="T151_23"><text:a xlink:type="simple" xlink:href="http://en.wikipedia.org/wiki/IEEE_floating_point"><text:span text:style-name="T151_24">_</text:span></text:a></text:span><text:span text:style-name="T151_25"><text:a xlink:type="simple" xlink:href="http://en.wikipedia.org/wiki/IEEE_floating_point"><text:span text:style-name="T151_26">floating</text:span></text:a></text:span><text:span text:style-name="T151_27"><text:a xlink:type="simple" xlink:href="http://en.wikipedia.org/wiki/IEEE_floating_point"><text:span text:style-name="T151_28">_</text:span></text:a></text:span><text:span text:style-name="T151_29"><text:a xlink:type="simple" xlink:href="http://en.wikipedia.org/wiki/IEEE_floating_point"><text:span text:style-name="T151_30">point</text:span></text:a></text:span><text:span text:style-name="T151_31"><text:s/>(</text:span><text:span text:style-name="T151_32">IEEE</text:span><text:span text:style-name="T151_33"><text:s/>754)</text:span></text:p>
      <text:p text:style-name="P152"><text:span text:style-name="T152_1"><text:a xlink:type="simple" xlink:href="http://www.learncpp.com/cpp-tutorial/25-floating-point-numbers/"><text:span text:style-name="T152_2">http</text:span></text:a></text:span><text:span text:style-name="T152_3"><text:a xlink:type="simple" xlink:href="http://www.learncpp.com/cpp-tutorial/25-floating-point-numbers/"><text:span text:style-name="T152_4">://</text:span></text:a></text:span><text:span text:style-name="T152_5"><text:a xlink:type="simple" xlink:href="http://www.learncpp.com/cpp-tutorial/25-floating-point-numbers/"><text:span text:style-name="T152_6">www</text:span></text:a></text:span><text:span text:style-name="T152_7"><text:a xlink:type="simple" xlink:href="http://www.learncpp.com/cpp-tutorial/25-floating-point-numbers/"><text:span text:style-name="T152_8">.</text:span></text:a></text:span><text:span text:style-name="T152_9"><text:a xlink:type="simple" xlink:href="http://www.learncpp.com/cpp-tutorial/25-floating-point-numbers/"><text:span text:style-name="T152_10">learncpp</text:span></text:a></text:span><text:span text:style-name="T152_11"><text:a xlink:type="simple" xlink:href="http://www.learncpp.com/cpp-tutorial/25-floating-point-numbers/"><text:span text:style-name="T152_12">.</text:span></text:a></text:span><text:span text:style-name="T152_13"><text:a xlink:type="simple" xlink:href="http://www.learncpp.com/cpp-tutorial/25-floating-point-numbers/"><text:span text:style-name="T152_14">com</text:span></text:a></text:span><text:span text:style-name="T152_15"><text:a xlink:type="simple" xlink:href="http://www.learncpp.com/cpp-tutorial/25-floating-point-numbers/"><text:span text:style-name="T152_16">/</text:span></text:a></text:span><text:span text:style-name="T152_17"><text:a xlink:type="simple" xlink:href="http://www.learncpp.com/cpp-tutorial/25-floating-point-numbers/"><text:span text:style-name="T152_18">cpp</text:span></text:a></text:span><text:span text:style-name="T152_19"><text:a xlink:type="simple" xlink:href="http://www.learncpp.com/cpp-tutorial/25-floating-point-numbers/"><text:span text:style-name="T152_20">-</text:span></text:a></text:span><text:span text:style-name="T152_21"><text:a xlink:type="simple" xlink:href="http://www.learncpp.com/cpp-tutorial/25-floating-point-numbers/"><text:span text:style-name="T152_22">tutorial</text:span></text:a></text:span><text:span text:style-name="T152_23"><text:a xlink:type="simple" xlink:href="http://www.learncpp.com/cpp-tutorial/25-floating-point-numbers/"><text:span text:style-name="T152_24">/25-</text:span></text:a></text:span><text:span text:style-name="T152_25"><text:a xlink:type="simple" xlink:href="http://www.learncpp.com/cpp-tutorial/25-floating-point-numbers/"><text:span text:style-name="T152_26">floating</text:span></text:a></text:span><text:span text:style-name="T152_27"><text:a xlink:type="simple" xlink:href="http://www.learncpp.com/cpp-tutorial/25-floating-point-numbers/"><text:span text:style-name="T152_28">-</text:span></text:a></text:span><text:span text:style-name="T152_29"><text:a xlink:type="simple" xlink:href="http://www.learncpp.com/cpp-tutorial/25-floating-point-numbers/"><text:span text:style-name="T152_30">point</text:span></text:a></text:span><text:span text:style-name="T152_31"><text:a xlink:type="simple" xlink:href="http://www.learncpp.com/cpp-tutorial/25-floating-point-numbers/"><text:span text:style-name="T152_32">-</text:span></text:a></text:span><text:span text:style-name="T152_33"><text:a xlink:type="simple" xlink:href="http://www.learncpp.com/cpp-tutorial/25-floating-point-numbers/"><text:span text:style-name="T152_34">numbers</text:span></text:a></text:span><text:span text:style-name="T152_35"><text:a xlink:type="simple" xlink:href="http://www.learncpp.com/cpp-tutorial/25-floating-point-numbers/"><text:span text:style-name="T152_36">/</text:span></text:a></text:span></text:p>
      <text:p text:style-name="P153"/>
      <text:p text:style-name="P154"/>
      <text:p text:style-name="P155"><text:span text:style-name="T155_1">Started</text:span><text:span text:style-name="T155_2"><text:s/></text:span><text:span text:style-name="T155_3">by</text:span><text:span text:style-name="T155_4"><text:s/></text:span><text:span text:style-name="T155_5">Prof</text:span><text:span text:style-name="T155_6">.<text:s/></text:span><text:span text:style-name="T155_7">Hansen</text:span><text:span text:style-name="T155_8"><text:s/>1</text:span><text:span text:style-name="T155_9">am</text:span><text:span text:style-name="T155_10"><text:s/></text:span><text:span text:style-name="T155_11">Sunday</text:span></text:p>
      <text:p text:style-name="P1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